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style:font-name="DejaVu Sans" officeooo:rsid="001646a6" officeooo:paragraph-rsid="001d51cc"/>
    </style:style>
    <style:style style:name="P2" style:family="paragraph" style:parent-style-name="Text_20_body">
      <style:text-properties style:font-name="DejaVu Sans" officeooo:rsid="001a98fe" officeooo:paragraph-rsid="001efe90"/>
    </style:style>
    <style:style style:name="P3" style:family="paragraph" style:parent-style-name="Text_20_body">
      <style:text-properties style:font-name="DejaVu Sans" officeooo:paragraph-rsid="001d164e"/>
    </style:style>
    <style:style style:name="P4" style:family="paragraph" style:parent-style-name="Text_20_body">
      <style:text-properties style:font-name="DejaVu Sans" officeooo:paragraph-rsid="001d51cc"/>
    </style:style>
    <style:style style:name="P5" style:family="paragraph" style:parent-style-name="Text_20_body">
      <style:text-properties style:font-name="DejaVu Sans" officeooo:paragraph-rsid="001e4160"/>
    </style:style>
    <style:style style:name="P6" style:family="paragraph" style:parent-style-name="Text_20_body">
      <style:text-properties style:font-name="DejaVu Sans" officeooo:rsid="002380d0" officeooo:paragraph-rsid="002380d0"/>
    </style:style>
    <style:style style:name="P7" style:family="paragraph" style:parent-style-name="Text_20_body">
      <style:text-properties style:font-name="DejaVu Sans" officeooo:rsid="000a2697" officeooo:paragraph-rsid="00272133"/>
    </style:style>
    <style:style style:name="P8" style:family="paragraph" style:parent-style-name="Text_20_body">
      <style:text-properties style:font-name="DejaVu Sans" officeooo:rsid="000a2697" officeooo:paragraph-rsid="003e1ed2"/>
    </style:style>
    <style:style style:name="P9" style:family="paragraph" style:parent-style-name="Text_20_body">
      <style:text-properties style:font-name="DejaVu Sans" officeooo:rsid="000a2697" officeooo:paragraph-rsid="003c7890"/>
    </style:style>
    <style:style style:name="P10" style:family="paragraph" style:parent-style-name="Text_20_body">
      <style:text-properties style:font-name="DejaVu Sans" officeooo:rsid="000a2697" officeooo:paragraph-rsid="0047811c"/>
    </style:style>
    <style:style style:name="P11" style:family="paragraph" style:parent-style-name="Text_20_body">
      <style:text-properties style:font-name="DejaVu Sans" officeooo:rsid="002483dd" officeooo:paragraph-rsid="002eb543"/>
    </style:style>
    <style:style style:name="P12" style:family="paragraph" style:parent-style-name="Text_20_body">
      <style:text-properties style:font-name="DejaVu Sans" officeooo:rsid="002483dd" officeooo:paragraph-rsid="002cc46b"/>
    </style:style>
    <style:style style:name="P13" style:family="paragraph" style:parent-style-name="Text_20_body">
      <style:text-properties style:font-name="DejaVu Sans" officeooo:rsid="002483dd" officeooo:paragraph-rsid="002db6a6"/>
    </style:style>
    <style:style style:name="P14" style:family="paragraph" style:parent-style-name="Text_20_body">
      <style:text-properties style:font-name="DejaVu Sans" officeooo:rsid="002483dd" officeooo:paragraph-rsid="002ff195"/>
    </style:style>
    <style:style style:name="P15" style:family="paragraph" style:parent-style-name="Text_20_body">
      <style:text-properties style:font-name="DejaVu Sans" officeooo:rsid="002488bc" officeooo:paragraph-rsid="002e8925"/>
    </style:style>
    <style:style style:name="P16" style:family="paragraph" style:parent-style-name="Text_20_body">
      <style:text-properties style:font-name="DejaVu Sans" officeooo:rsid="00280c48" officeooo:paragraph-rsid="002e8925"/>
    </style:style>
    <style:style style:name="P17" style:family="paragraph" style:parent-style-name="Text_20_body">
      <style:text-properties style:font-name="DejaVu Sans" officeooo:rsid="002e8925" officeooo:paragraph-rsid="002e8925"/>
    </style:style>
    <style:style style:name="P18" style:family="paragraph" style:parent-style-name="Text_20_body">
      <style:text-properties style:font-name="DejaVu Sans" officeooo:rsid="003159e7" officeooo:paragraph-rsid="00418a3c"/>
    </style:style>
    <style:style style:name="P19" style:family="paragraph" style:parent-style-name="Text_20_body">
      <style:text-properties style:font-name="DejaVu Sans" officeooo:rsid="003159e7" officeooo:paragraph-rsid="0042aeac"/>
    </style:style>
    <style:style style:name="P20" style:family="paragraph" style:parent-style-name="Text_20_body">
      <style:text-properties style:font-name="DejaVu Sans" officeooo:rsid="003159e7" officeooo:paragraph-rsid="0044632a"/>
    </style:style>
    <style:style style:name="P21" style:family="paragraph" style:parent-style-name="Text_20_body">
      <style:text-properties style:font-name="DejaVu Sans" officeooo:rsid="00362254" officeooo:paragraph-rsid="0044632a"/>
    </style:style>
    <style:style style:name="P22" style:family="paragraph" style:parent-style-name="Text_20_body">
      <style:text-properties style:font-name="DejaVu Sans" officeooo:rsid="00362254" officeooo:paragraph-rsid="0045ac29"/>
    </style:style>
    <style:style style:name="P23" style:family="paragraph" style:parent-style-name="Text_20_body">
      <style:text-properties style:font-name="DejaVu Sans" officeooo:rsid="0038c0a1" officeooo:paragraph-rsid="0045ac29"/>
    </style:style>
    <style:style style:name="P24" style:family="paragraph" style:parent-style-name="Text_20_body">
      <style:text-properties style:font-name="DejaVu Sans" officeooo:rsid="0038c0a1" officeooo:paragraph-rsid="0045ed85"/>
    </style:style>
    <style:style style:name="P25" style:family="paragraph" style:parent-style-name="Text_20_body">
      <style:text-properties style:font-name="DejaVu Sans" officeooo:rsid="0039a7b3" officeooo:paragraph-rsid="003b1ac5"/>
    </style:style>
    <style:style style:name="P26" style:family="paragraph" style:parent-style-name="Text_20_body">
      <style:text-properties style:font-name="DejaVu Sans" officeooo:rsid="0039a7b3" officeooo:paragraph-rsid="003c4a4d"/>
    </style:style>
    <style:style style:name="P27" style:family="paragraph" style:parent-style-name="Text_20_body">
      <style:text-properties style:font-name="DejaVu Sans" officeooo:rsid="0039a7b3" officeooo:paragraph-rsid="0039a7b3"/>
    </style:style>
    <style:style style:name="P28" style:family="paragraph" style:parent-style-name="Text_20_body">
      <style:text-properties style:font-name="DejaVu Sans" officeooo:rsid="001ba4be" officeooo:paragraph-rsid="00514003"/>
    </style:style>
    <style:style style:name="P29" style:family="paragraph" style:parent-style-name="Text_20_body">
      <style:text-properties style:font-name="DejaVu Sans" officeooo:rsid="00509d29" officeooo:paragraph-rsid="00509d29"/>
    </style:style>
    <style:style style:name="P30" style:family="paragraph" style:parent-style-name="Text_20_body">
      <style:text-properties style:font-name="DejaVu Sans" officeooo:rsid="004ee4d5" officeooo:paragraph-rsid="004ee4d5"/>
    </style:style>
    <style:style style:name="P31" style:family="paragraph" style:parent-style-name="Text_20_body">
      <style:text-properties style:font-name="DejaVu Sans" officeooo:rsid="0044632a" officeooo:paragraph-rsid="0045ac29"/>
    </style:style>
    <style:style style:name="P32" style:family="paragraph" style:parent-style-name="Text_20_body">
      <style:text-properties style:font-name="DejaVu Sans" officeooo:rsid="00376182" officeooo:paragraph-rsid="0045ac29"/>
    </style:style>
    <style:style style:name="P33" style:family="paragraph" style:parent-style-name="Text_20_body">
      <style:text-properties style:font-name="DejaVu Sans" officeooo:rsid="003b1ac5" officeooo:paragraph-rsid="0039e433"/>
    </style:style>
    <style:style style:name="P34" style:family="paragraph" style:parent-style-name="Text_20_body">
      <style:text-properties style:font-name="DejaVu Sans" officeooo:rsid="0047811c" officeooo:paragraph-rsid="0047811c"/>
    </style:style>
    <style:style style:name="P35" style:family="paragraph" style:parent-style-name="Text_20_body">
      <style:text-properties style:font-name="DejaVu Sans" officeooo:rsid="00514003" officeooo:paragraph-rsid="00514003"/>
    </style:style>
    <style:style style:name="P36" style:family="paragraph" style:parent-style-name="Text_20_body">
      <style:text-properties style:font-name="DejaVu Sans" officeooo:rsid="00514003" officeooo:paragraph-rsid="007346d4"/>
    </style:style>
    <style:style style:name="P37" style:family="paragraph" style:parent-style-name="Text_20_body">
      <style:text-properties style:font-name="DejaVu Sans" officeooo:rsid="005f8742" officeooo:paragraph-rsid="005dd920"/>
    </style:style>
    <style:style style:name="P38" style:family="paragraph" style:parent-style-name="Text_20_body">
      <style:text-properties style:font-name="DejaVu Sans" officeooo:rsid="0060862f" officeooo:paragraph-rsid="0060862f"/>
    </style:style>
    <style:style style:name="P39" style:family="paragraph" style:parent-style-name="Text_20_body">
      <style:text-properties style:font-name="DejaVu Sans" officeooo:rsid="006cac3c" officeooo:paragraph-rsid="006cac3c"/>
    </style:style>
    <style:style style:name="P40" style:family="paragraph" style:parent-style-name="Text_20_body">
      <style:text-properties style:font-name="DejaVu Sans" officeooo:rsid="006c6094" officeooo:paragraph-rsid="006c6094"/>
    </style:style>
    <style:style style:name="P41" style:family="paragraph" style:parent-style-name="Text_20_body">
      <style:text-properties style:font-name="DejaVu Sans" officeooo:rsid="0063c6af" officeooo:paragraph-rsid="0063c6af"/>
    </style:style>
    <style:style style:name="P42" style:family="paragraph" style:parent-style-name="Text_20_body">
      <style:text-properties style:font-name="DejaVu Sans" officeooo:rsid="00635cce" officeooo:paragraph-rsid="00635cce"/>
    </style:style>
    <style:style style:name="P43" style:family="paragraph" style:parent-style-name="Text_20_body">
      <style:text-properties style:font-name="DejaVu Sans" officeooo:rsid="006cd526" officeooo:paragraph-rsid="006cd526"/>
    </style:style>
    <style:style style:name="P44" style:family="paragraph" style:parent-style-name="Text_20_body">
      <style:text-properties style:font-name="DejaVu Sans" officeooo:rsid="0070c427" officeooo:paragraph-rsid="0070c427"/>
    </style:style>
    <style:style style:name="P45" style:family="paragraph" style:parent-style-name="Text_20_body">
      <style:text-properties officeooo:paragraph-rsid="001ce1b1"/>
    </style:style>
    <style:style style:name="P46" style:family="paragraph" style:parent-style-name="Text_20_body">
      <style:text-properties officeooo:paragraph-rsid="001d164e"/>
    </style:style>
    <style:style style:name="P47" style:family="paragraph" style:parent-style-name="Text_20_body">
      <style:text-properties officeooo:paragraph-rsid="002380d0"/>
    </style:style>
    <style:style style:name="P48" style:family="paragraph" style:parent-style-name="Text_20_body">
      <style:text-properties officeooo:paragraph-rsid="00280c48"/>
    </style:style>
    <style:style style:name="P49" style:family="paragraph" style:parent-style-name="Text_20_body">
      <style:text-properties officeooo:paragraph-rsid="002e8925"/>
    </style:style>
    <style:style style:name="P50" style:family="paragraph" style:parent-style-name="Text_20_body">
      <style:text-properties officeooo:paragraph-rsid="002a089d"/>
    </style:style>
    <style:style style:name="P51" style:family="paragraph" style:parent-style-name="Text_20_body">
      <style:text-properties officeooo:paragraph-rsid="002eb543"/>
    </style:style>
    <style:style style:name="P52" style:family="paragraph" style:parent-style-name="Text_20_body">
      <style:text-properties officeooo:paragraph-rsid="0045ac29"/>
    </style:style>
    <style:style style:name="P53" style:family="paragraph" style:parent-style-name="Text_20_body">
      <style:text-properties officeooo:paragraph-rsid="004d6148"/>
    </style:style>
    <style:style style:name="P54" style:family="paragraph" style:parent-style-name="Text_20_body">
      <style:text-properties officeooo:paragraph-rsid="005dd920"/>
    </style:style>
    <style:style style:name="P55" style:family="paragraph" style:parent-style-name="Text_20_body">
      <style:text-properties officeooo:paragraph-rsid="005f8742"/>
    </style:style>
    <style:style style:name="P56" style:family="paragraph" style:parent-style-name="Text_20_body">
      <style:text-properties officeooo:paragraph-rsid="0060862f"/>
    </style:style>
    <style:style style:name="P57" style:family="paragraph" style:parent-style-name="Text_20_body">
      <style:text-properties officeooo:paragraph-rsid="00635cce"/>
    </style:style>
    <style:style style:name="P58" style:family="paragraph" style:parent-style-name="Text_20_body">
      <style:text-properties officeooo:paragraph-rsid="006cd526"/>
    </style:style>
    <style:style style:name="P59" style:family="paragraph" style:parent-style-name="Text_20_body">
      <style:text-properties officeooo:paragraph-rsid="006ed1af"/>
    </style:style>
    <style:style style:name="P60" style:family="paragraph" style:parent-style-name="Text_20_body">
      <style:text-properties officeooo:paragraph-rsid="004ee4d5"/>
    </style:style>
    <style:style style:name="P61" style:family="paragraph" style:parent-style-name="Standard">
      <style:text-properties style:font-name="DejaVu Sans" officeooo:rsid="00075939" officeooo:paragraph-rsid="004a22e3"/>
    </style:style>
    <style:style style:name="P62" style:family="paragraph" style:parent-style-name="Standard">
      <style:text-properties style:font-name="DejaVu Sans" officeooo:rsid="00075939" officeooo:paragraph-rsid="004f2755"/>
    </style:style>
    <style:style style:name="P63" style:family="paragraph" style:parent-style-name="Standard">
      <style:text-properties style:font-name="DejaVu Sans" officeooo:rsid="004ee4d5" officeooo:paragraph-rsid="004a22e3"/>
    </style:style>
    <style:style style:name="P64" style:family="paragraph" style:parent-style-name="Text_20_body">
      <style:text-properties style:font-name="DejaVu Sans" officeooo:rsid="004ee4d5" officeooo:paragraph-rsid="004d6148"/>
    </style:style>
    <style:style style:name="P65" style:family="paragraph" style:parent-style-name="Text_20_body" style:list-style-name="L1">
      <style:text-properties style:font-name="DejaVu Sans" officeooo:paragraph-rsid="00126c29"/>
    </style:style>
    <style:style style:name="P66" style:family="paragraph" style:parent-style-name="Text_20_body" style:list-style-name="L1">
      <style:text-properties style:font-name="DejaVu Sans" officeooo:rsid="00126c29" officeooo:paragraph-rsid="00126c29"/>
    </style:style>
    <style:style style:name="P67" style:family="paragraph" style:parent-style-name="Text_20_body" style:list-style-name="L1">
      <style:text-properties style:font-name="DejaVu Sans" officeooo:rsid="00126c29" officeooo:paragraph-rsid="001d164e"/>
    </style:style>
    <style:style style:name="P68" style:family="paragraph" style:parent-style-name="Text_20_body" style:list-style-name="L2">
      <style:text-properties style:font-name="DejaVu Sans" officeooo:rsid="00153af4" officeooo:paragraph-rsid="00153af4"/>
    </style:style>
    <style:style style:name="P69" style:family="paragraph" style:parent-style-name="Text_20_body" style:list-style-name="L2">
      <style:text-properties style:font-name="DejaVu Sans" officeooo:paragraph-rsid="00153af4"/>
    </style:style>
    <style:style style:name="P70" style:family="paragraph" style:parent-style-name="Text_20_body" style:list-style-name="L2">
      <style:text-properties style:font-name="DejaVu Sans" officeooo:rsid="001646a6" officeooo:paragraph-rsid="001646a6"/>
    </style:style>
    <style:style style:name="P71" style:family="paragraph" style:parent-style-name="Text_20_body" style:list-style-name="L3">
      <style:text-properties style:font-name="DejaVu Sans" officeooo:rsid="001646a6" officeooo:paragraph-rsid="001646a6"/>
    </style:style>
    <style:style style:name="P72" style:family="paragraph" style:parent-style-name="Text_20_body" style:list-style-name="L3">
      <style:text-properties style:font-name="DejaVu Sans" officeooo:paragraph-rsid="001646a6"/>
    </style:style>
    <style:style style:name="P73" style:family="paragraph" style:parent-style-name="Text_20_body" style:list-style-name="L4">
      <style:text-properties style:font-name="DejaVu Sans" officeooo:rsid="001a98fe" officeooo:paragraph-rsid="001ba4be"/>
    </style:style>
    <style:style style:name="P74" style:family="paragraph" style:parent-style-name="Text_20_body" style:list-style-name="L4">
      <style:text-properties style:font-name="DejaVu Sans" officeooo:rsid="001a98fe" officeooo:paragraph-rsid="001efe90"/>
    </style:style>
    <style:style style:name="P75" style:family="paragraph" style:parent-style-name="Text_20_body" style:list-style-name="L5">
      <style:text-properties style:font-name="DejaVu Sans" officeooo:rsid="00265a0e" officeooo:paragraph-rsid="00265a0e"/>
    </style:style>
    <style:style style:name="P76" style:family="paragraph" style:parent-style-name="Text_20_body" style:list-style-name="L5">
      <style:text-properties style:font-name="DejaVu Sans" officeooo:rsid="002488bc" officeooo:paragraph-rsid="002e8925"/>
    </style:style>
    <style:style style:name="P77" style:family="paragraph" style:parent-style-name="Text_20_body" style:list-style-name="L6">
      <style:text-properties style:font-name="DejaVu Sans" officeooo:rsid="000a2697" officeooo:paragraph-rsid="00272133"/>
    </style:style>
    <style:style style:name="P78" style:family="paragraph" style:parent-style-name="Text_20_body" style:list-style-name="L6">
      <style:text-properties style:font-name="DejaVu Sans" officeooo:rsid="00272133" officeooo:paragraph-rsid="00272133"/>
    </style:style>
    <style:style style:name="P79" style:family="paragraph" style:parent-style-name="Text_20_body" style:list-style-name="L7">
      <style:text-properties style:font-name="DejaVu Sans" officeooo:rsid="00280c48" officeooo:paragraph-rsid="00280c48"/>
    </style:style>
    <style:style style:name="P80" style:family="paragraph" style:parent-style-name="Text_20_body" style:list-style-name="L7">
      <style:text-properties style:font-name="DejaVu Sans" officeooo:rsid="002483dd" officeooo:paragraph-rsid="002a089d"/>
    </style:style>
    <style:style style:name="P81" style:family="paragraph" style:parent-style-name="Text_20_body" style:list-style-name="L8">
      <style:text-properties style:font-name="DejaVu Sans" officeooo:rsid="002483dd" officeooo:paragraph-rsid="002eb543"/>
    </style:style>
    <style:style style:name="P82" style:family="paragraph" style:parent-style-name="Text_20_body" style:list-style-name="L9">
      <style:text-properties style:font-name="DejaVu Sans" officeooo:rsid="0068f3d3" officeooo:paragraph-rsid="0068f3d3"/>
    </style:style>
    <style:style style:name="P83" style:family="paragraph" style:parent-style-name="Text_20_body" style:list-style-name="L10">
      <style:text-properties style:font-name="DejaVu Sans" officeooo:rsid="0054643e" officeooo:paragraph-rsid="0054643e"/>
    </style:style>
    <style:style style:name="P84" style:family="paragraph" style:parent-style-name="Text_20_body" style:list-style-name="L10">
      <style:text-properties style:font-name="DejaVu Sans" officeooo:rsid="005511cf" officeooo:paragraph-rsid="005511cf"/>
    </style:style>
    <style:style style:name="P85" style:family="paragraph" style:parent-style-name="Text_20_body" style:list-style-name="L10">
      <style:text-properties style:font-name="DejaVu Sans" officeooo:rsid="0055e3d1" officeooo:paragraph-rsid="0055e3d1"/>
    </style:style>
    <style:style style:name="P86" style:family="paragraph" style:parent-style-name="Text_20_body" style:list-style-name="L10">
      <style:text-properties style:font-name="DejaVu Sans" officeooo:rsid="00572cdf" officeooo:paragraph-rsid="00572cdf"/>
    </style:style>
    <style:style style:name="P87" style:family="paragraph" style:parent-style-name="Text_20_body" style:list-style-name="L10">
      <style:text-properties style:font-name="DejaVu Sans" officeooo:rsid="0058e954" officeooo:paragraph-rsid="00572cdf"/>
    </style:style>
    <style:style style:name="P88" style:family="paragraph" style:parent-style-name="Text_20_body" style:list-style-name="L11">
      <style:text-properties style:font-name="DejaVu Sans" officeooo:rsid="000ab0bf" officeooo:paragraph-rsid="000ab0bf"/>
    </style:style>
    <style:style style:name="P89" style:family="paragraph" style:parent-style-name="Text_20_body">
      <style:text-properties style:font-name="DejaVu Sans" officeooo:rsid="007286da" officeooo:paragraph-rsid="007286da"/>
    </style:style>
    <style:style style:name="P90" style:family="paragraph" style:parent-style-name="Text_20_body" style:list-style-name="L9">
      <style:text-properties officeooo:paragraph-rsid="00675da3"/>
    </style:style>
    <style:style style:name="P91" style:family="paragraph" style:parent-style-name="Text_20_body" style:list-style-name="L10">
      <style:text-properties officeooo:paragraph-rsid="005511cf"/>
    </style:style>
    <style:style style:name="P92" style:family="paragraph" style:parent-style-name="Text_20_body">
      <style:text-properties officeooo:paragraph-rsid="005ad30c"/>
    </style:style>
    <style:style style:name="P93" style:family="paragraph" style:parent-style-name="Standard">
      <style:text-properties style:font-name="DejaVu Sans" officeooo:rsid="004a22e3" officeooo:paragraph-rsid="004f2755"/>
    </style:style>
    <style:style style:name="P94" style:family="paragraph" style:parent-style-name="Heading_20_3">
      <style:text-properties officeooo:rsid="00362f6c"/>
    </style:style>
    <style:style style:name="P95" style:family="paragraph" style:parent-style-name="Heading_20_3">
      <style:text-properties officeooo:paragraph-rsid="0045ac29"/>
    </style:style>
    <style:style style:name="P96" style:family="paragraph" style:parent-style-name="Heading_20_3">
      <style:text-properties officeooo:rsid="0039a7b3" officeooo:paragraph-rsid="0047811c"/>
    </style:style>
    <style:style style:name="P97" style:family="paragraph" style:parent-style-name="Heading_20_1">
      <style:text-properties style:font-name="DejaVu Sans" officeooo:rsid="0005a823"/>
    </style:style>
    <style:style style:name="P98" style:family="paragraph" style:parent-style-name="Heading_20_1">
      <style:text-properties style:font-name="DejaVu Sans" officeooo:rsid="0005a823" officeooo:paragraph-rsid="000e844f"/>
    </style:style>
    <style:style style:name="P99" style:family="paragraph" style:parent-style-name="Heading_20_1">
      <style:text-properties style:font-name="DejaVu Sans" officeooo:rsid="0005a823" officeooo:paragraph-rsid="00418a3c"/>
    </style:style>
    <style:style style:name="P100" style:family="paragraph" style:parent-style-name="Heading_20_1" style:master-page-name="">
      <style:paragraph-properties fo:margin-top="0.1665in" fo:margin-bottom="0.0835in" style:contextual-spacing="false" style:page-number="auto" fo:background-color="transparent" style:shadow="none" fo:keep-with-next="always" text:number-lines="true" text:line-number="1">
        <style:tab-stops/>
        <style:drop-cap/>
        <style:background-image/>
      </style:paragraph-properties>
      <style:text-properties fo:font-size="18.2000007629395pt" fo:font-weight="bold" officeooo:rsid="001ba4be" officeooo:paragraph-rsid="001ba4be" style:font-name-asian="Arial Unicode MS" style:font-size-asian="16.1000003814697pt" style:font-weight-asian="bold" style:font-name-complex="Mangal" style:font-size-complex="16.1000003814697pt" style:font-weight-complex="bold"/>
    </style:style>
    <style:style style:name="P101" style:family="paragraph" style:parent-style-name="Heading_20_2">
      <style:text-properties officeooo:paragraph-rsid="002e8925"/>
    </style:style>
    <style:style style:name="P102" style:family="paragraph" style:parent-style-name="Heading_20_2">
      <style:text-properties officeooo:rsid="00265a0e" officeooo:paragraph-rsid="00265a0e"/>
    </style:style>
    <style:style style:name="P103" style:family="paragraph" style:parent-style-name="Heading_20_2">
      <style:text-properties style:font-name="DejaVu Sans" officeooo:rsid="0005a823" officeooo:paragraph-rsid="0044632a"/>
    </style:style>
    <style:style style:name="P104" style:family="paragraph" style:parent-style-name="Heading_20_2">
      <style:text-properties style:font-name="DejaVu Sans" officeooo:rsid="000a2697" officeooo:paragraph-rsid="000a2697"/>
    </style:style>
    <style:style style:name="P105" style:family="paragraph" style:parent-style-name="Heading_20_2">
      <style:text-properties style:font-name="DejaVu Sans" officeooo:rsid="0069410c" officeooo:paragraph-rsid="0069410c"/>
    </style:style>
    <style:style style:name="P106" style:family="paragraph" style:parent-style-name="Heading_20_2">
      <style:text-properties officeooo:paragraph-rsid="0069410c"/>
    </style:style>
    <style:style style:name="P107" style:family="paragraph" style:parent-style-name="Preformatted_20_Text">
      <style:text-properties style:font-name="DejaVu Sans" officeooo:rsid="004ee4d5" officeooo:paragraph-rsid="004d6148"/>
    </style:style>
    <style:style style:name="P108" style:family="paragraph" style:parent-style-name="Preformatted_20_Text">
      <style:text-properties style:font-name="DejaVu Sans" officeooo:rsid="004a22e3" officeooo:paragraph-rsid="004f2755"/>
    </style:style>
    <style:style style:name="T1" style:family="text">
      <style:text-properties officeooo:rsid="00126c29"/>
    </style:style>
    <style:style style:name="T2" style:family="text">
      <style:text-properties fo:font-variant="normal" fo:text-transform="none" fo:color="#222222" style:font-name="DejaVu Sans" fo:font-size="12pt" fo:letter-spacing="normal" fo:font-style="normal" fo:font-weight="normal" officeooo:rsid="00126c29" style:font-weight-asian="normal" style:font-weight-complex="normal"/>
    </style:style>
    <style:style style:name="T3" style:family="text">
      <style:text-properties fo:font-variant="normal" fo:text-transform="none" fo:color="#000000" style:font-name="DejaVu Sans" fo:font-size="12pt" fo:letter-spacing="normal" fo:font-style="normal" fo:font-weight="normal" officeooo:rsid="00126c29" style:font-weight-asian="normal" style:font-weight-complex="normal"/>
    </style:style>
    <style:style style:name="T4" style:family="text">
      <style:text-properties fo:font-variant="normal" fo:text-transform="none" fo:color="#000000" style:font-name="DejaVu Sans" fo:font-size="12pt" fo:letter-spacing="normal" fo:font-style="normal" fo:font-weight="normal" officeooo:rsid="00137434" style:font-weight-asian="normal" style:font-weight-complex="normal"/>
    </style:style>
    <style:style style:name="T5" style:family="text">
      <style:text-properties fo:font-variant="normal" fo:text-transform="none" fo:color="#000000" style:font-name="DejaVu Sans" fo:font-size="12pt" fo:letter-spacing="normal" fo:font-style="normal" fo:font-weight="normal" officeooo:rsid="001465af" style:font-weight-asian="normal" style:font-weight-complex="normal"/>
    </style:style>
    <style:style style:name="T6" style:family="text">
      <style:text-properties fo:font-variant="normal" fo:text-transform="none" fo:color="#000000" style:font-name="DejaVu Sans" fo:font-size="12pt" fo:letter-spacing="normal" fo:font-style="normal" fo:font-weight="normal" officeooo:rsid="001ce1b1" style:font-weight-asian="normal" style:font-weight-complex="normal"/>
    </style:style>
    <style:style style:name="T7" style:family="text">
      <style:text-properties fo:font-variant="normal" fo:text-transform="none" fo:color="#000000" style:font-name="DejaVu Sans" fo:font-size="12pt" fo:letter-spacing="normal" fo:font-style="normal" fo:font-weight="normal" officeooo:rsid="001d164e" style:font-weight-asian="normal" style:font-weight-complex="normal"/>
    </style:style>
    <style:style style:name="T8" style:family="text">
      <style:text-properties fo:font-variant="normal" fo:text-transform="none" fo:color="#000000" style:font-name="DejaVu Sans" fo:font-size="12pt" fo:letter-spacing="normal" fo:font-style="normal" fo:font-weight="normal" officeooo:rsid="002380d0" style:font-weight-asian="normal" style:font-weight-complex="normal"/>
    </style:style>
    <style:style style:name="T9" style:family="text">
      <style:text-properties fo:font-variant="normal" fo:text-transform="none" fo:color="#000000" style:font-name="DejaVu Sans" fo:font-size="12pt" fo:letter-spacing="normal" fo:font-style="normal" fo:font-weight="normal" officeooo:rsid="002483dd" style:font-weight-asian="normal" style:font-weight-complex="normal"/>
    </style:style>
    <style:style style:name="T10" style:family="text">
      <style:text-properties fo:font-variant="normal" fo:text-transform="none" fo:color="#000000" style:font-name="DejaVu Sans" fo:font-size="12pt" fo:letter-spacing="normal" fo:font-style="normal" fo:font-weight="normal" officeooo:rsid="00280c48" style:font-weight-asian="normal" style:font-weight-complex="normal"/>
    </style:style>
    <style:style style:name="T11" style:family="text">
      <style:text-properties officeooo:rsid="001465af"/>
    </style:style>
    <style:style style:name="T12" style:family="text">
      <style:text-properties officeooo:rsid="00153af4"/>
    </style:style>
    <style:style style:name="T13" style:family="text">
      <style:text-properties style:font-name="DejaVu Sans" officeooo:rsid="00126c29"/>
    </style:style>
    <style:style style:name="T14" style:family="text">
      <style:text-properties style:font-name="DejaVu Sans" fo:font-weight="normal" officeooo:rsid="00126c29" style:font-weight-asian="normal" style:font-weight-complex="normal"/>
    </style:style>
    <style:style style:name="T15" style:family="text">
      <style:text-properties style:font-name="DejaVu Sans" fo:font-weight="normal" officeooo:rsid="00137434" style:font-weight-asian="normal" style:font-weight-complex="normal"/>
    </style:style>
    <style:style style:name="T16" style:family="text">
      <style:text-properties style:font-name="DejaVu Sans" fo:font-weight="normal" officeooo:rsid="001ce1b1" style:font-weight-asian="normal" style:font-weight-complex="normal"/>
    </style:style>
    <style:style style:name="T17" style:family="text">
      <style:text-properties style:font-name="DejaVu Sans" officeooo:rsid="001ce1b1"/>
    </style:style>
    <style:style style:name="T18" style:family="text">
      <style:text-properties style:font-name="DejaVu Sans" officeooo:rsid="001d164e"/>
    </style:style>
    <style:style style:name="T19" style:family="text">
      <style:text-properties style:font-name="DejaVu Sans" officeooo:rsid="002380d0"/>
    </style:style>
    <style:style style:name="T20" style:family="text">
      <style:text-properties style:font-name="DejaVu Sans" officeooo:rsid="0005a823"/>
    </style:style>
    <style:style style:name="T21" style:family="text">
      <style:text-properties style:font-name="DejaVu Sans" officeooo:rsid="00075939"/>
    </style:style>
    <style:style style:name="T22" style:family="text">
      <style:text-properties style:font-name="DejaVu Sans" officeooo:rsid="002483dd"/>
    </style:style>
    <style:style style:name="T23" style:family="text">
      <style:text-properties style:font-name="DejaVu Sans" officeooo:rsid="00280c48"/>
    </style:style>
    <style:style style:name="T24" style:family="text">
      <style:text-properties style:font-name="DejaVu Sans" officeooo:rsid="0020f116"/>
    </style:style>
    <style:style style:name="T25" style:family="text">
      <style:text-properties style:font-name="DejaVu Sans" officeooo:rsid="002488bc"/>
    </style:style>
    <style:style style:name="T26" style:family="text">
      <style:text-properties style:font-name="DejaVu Sans" officeooo:rsid="002e8925"/>
    </style:style>
    <style:style style:name="T27" style:family="text">
      <style:text-properties style:font-name="DejaVu Sans" officeooo:rsid="0024a51a"/>
    </style:style>
    <style:style style:name="T28" style:family="text">
      <style:text-properties style:font-name="DejaVu Sans" officeooo:rsid="002a089d"/>
    </style:style>
    <style:style style:name="T29" style:family="text">
      <style:text-properties style:font-name="DejaVu Sans" officeooo:rsid="002eb543"/>
    </style:style>
    <style:style style:name="T30" style:family="text">
      <style:text-properties style:font-name="DejaVu Sans" officeooo:rsid="00376182"/>
    </style:style>
    <style:style style:name="T31" style:family="text">
      <style:text-properties style:font-name="DejaVu Sans" officeooo:rsid="0038c0a1"/>
    </style:style>
    <style:style style:name="T32" style:family="text">
      <style:text-properties style:font-name="DejaVu Sans" officeooo:rsid="003c7890"/>
    </style:style>
    <style:style style:name="T33" style:family="text">
      <style:text-properties style:font-name="DejaVu Sans" officeooo:rsid="0045ac29"/>
    </style:style>
    <style:style style:name="T34" style:family="text">
      <style:text-properties style:font-name="DejaVu Sans" officeooo:rsid="00362f6c"/>
    </style:style>
    <style:style style:name="T35" style:family="text">
      <style:text-properties style:font-name="DejaVu Sans" officeooo:rsid="004c36d6"/>
    </style:style>
    <style:style style:name="T36" style:family="text">
      <style:text-properties style:font-name="DejaVu Sans" officeooo:rsid="004d6148"/>
    </style:style>
    <style:style style:name="T37" style:family="text">
      <style:text-properties style:font-name="DejaVu Sans" officeooo:rsid="004ee4d5"/>
    </style:style>
    <style:style style:name="T38" style:family="text">
      <style:text-properties style:font-name="DejaVu Sans" officeooo:rsid="005511cf"/>
    </style:style>
    <style:style style:name="T39" style:family="text">
      <style:text-properties style:font-name="DejaVu Sans" officeooo:rsid="00572cdf"/>
    </style:style>
    <style:style style:name="T40" style:family="text">
      <style:text-properties style:font-name="DejaVu Sans" officeooo:rsid="0057a0c6"/>
    </style:style>
    <style:style style:name="T41" style:family="text">
      <style:text-properties style:font-name="DejaVu Sans" officeooo:rsid="0059cad0"/>
    </style:style>
    <style:style style:name="T42" style:family="text">
      <style:text-properties style:font-name="DejaVu Sans" officeooo:rsid="005ad30c"/>
    </style:style>
    <style:style style:name="T43" style:family="text">
      <style:text-properties style:font-name="DejaVu Sans" officeooo:rsid="005c944e"/>
    </style:style>
    <style:style style:name="T44" style:family="text">
      <style:text-properties style:font-name="DejaVu Sans" officeooo:rsid="005d85fa"/>
    </style:style>
    <style:style style:name="T45" style:family="text">
      <style:text-properties style:font-name="DejaVu Sans" officeooo:rsid="005dd920"/>
    </style:style>
    <style:style style:name="T46" style:family="text">
      <style:text-properties style:font-name="DejaVu Sans" officeooo:rsid="005f8742"/>
    </style:style>
    <style:style style:name="T47" style:family="text">
      <style:text-properties style:font-name="DejaVu Sans" officeooo:rsid="00605ad8"/>
    </style:style>
    <style:style style:name="T48" style:family="text">
      <style:text-properties style:font-name="DejaVu Sans" officeooo:rsid="0060862f"/>
    </style:style>
    <style:style style:name="T49" style:family="text">
      <style:text-properties style:font-name="DejaVu Sans" officeooo:rsid="006173f6"/>
    </style:style>
    <style:style style:name="T50" style:family="text">
      <style:text-properties style:font-name="DejaVu Sans" officeooo:rsid="0061bfc7"/>
    </style:style>
    <style:style style:name="T51" style:family="text">
      <style:text-properties style:font-name="DejaVu Sans" officeooo:rsid="00635cce"/>
    </style:style>
    <style:style style:name="T52" style:family="text">
      <style:text-properties style:font-name="DejaVu Sans" officeooo:rsid="00675da3"/>
    </style:style>
    <style:style style:name="T53" style:family="text">
      <style:text-properties style:font-name="DejaVu Sans" officeooo:rsid="00677aff"/>
    </style:style>
    <style:style style:name="T54" style:family="text">
      <style:text-properties style:font-name="DejaVu Sans" officeooo:rsid="0068f3d3"/>
    </style:style>
    <style:style style:name="T55" style:family="text">
      <style:text-properties style:font-name="DejaVu Sans" officeooo:rsid="0069410c"/>
    </style:style>
    <style:style style:name="T56" style:family="text">
      <style:text-properties style:font-name="DejaVu Sans" officeooo:rsid="006a7729"/>
    </style:style>
    <style:style style:name="T57" style:family="text">
      <style:text-properties style:font-name="DejaVu Sans" officeooo:rsid="006c125f"/>
    </style:style>
    <style:style style:name="T58" style:family="text">
      <style:text-properties style:font-name="DejaVu Sans" officeooo:rsid="006cd526"/>
    </style:style>
    <style:style style:name="T59" style:family="text">
      <style:text-properties style:font-name="DejaVu Sans" officeooo:rsid="006ed1af"/>
    </style:style>
    <style:style style:name="T60" style:family="text">
      <style:text-properties style:font-name="DejaVu Sans" officeooo:rsid="0070c427"/>
    </style:style>
    <style:style style:name="T61" style:family="text">
      <style:text-properties style:font-name="DejaVu Sans" officeooo:rsid="007346d4"/>
    </style:style>
    <style:style style:name="T62" style:family="text">
      <style:text-properties style:font-name="DejaVu Sans" officeooo:rsid="0074c948"/>
    </style:style>
    <style:style style:name="T63" style:family="text">
      <style:text-properties style:font-name="DejaVu Sans" officeooo:rsid="00773e26"/>
    </style:style>
    <style:style style:name="T64" style:family="text">
      <style:text-properties officeooo:rsid="001646a6"/>
    </style:style>
    <style:style style:name="T65" style:family="text">
      <style:text-properties officeooo:rsid="0017b9e2"/>
    </style:style>
    <style:style style:name="T66" style:family="text">
      <style:text-properties officeooo:rsid="001a98e3"/>
    </style:style>
    <style:style style:name="T67" style:family="text">
      <style:text-properties officeooo:rsid="001a98fe"/>
    </style:style>
    <style:style style:name="T68" style:family="text">
      <style:text-properties officeooo:rsid="001ba4be"/>
    </style:style>
    <style:style style:name="T69" style:family="text">
      <style:text-properties officeooo:rsid="001d164e"/>
    </style:style>
    <style:style style:name="T70" style:family="text">
      <style:text-properties officeooo:rsid="001d51cc"/>
    </style:style>
    <style:style style:name="T71" style:family="text">
      <style:text-properties officeooo:rsid="001e4160"/>
    </style:style>
    <style:style style:name="T72" style:family="text">
      <style:text-properties officeooo:rsid="001efe90"/>
    </style:style>
    <style:style style:name="T73" style:family="text">
      <style:text-properties officeooo:rsid="00265a0e"/>
    </style:style>
    <style:style style:name="T74" style:family="text">
      <style:text-properties officeooo:rsid="00272133"/>
    </style:style>
    <style:style style:name="T75" style:family="text">
      <style:text-properties officeooo:rsid="002a089d"/>
    </style:style>
    <style:style style:name="T76" style:family="text">
      <style:text-properties officeooo:rsid="0020f116"/>
    </style:style>
    <style:style style:name="T77" style:family="text">
      <style:text-properties officeooo:rsid="002ac63c"/>
    </style:style>
    <style:style style:name="T78" style:family="text">
      <style:text-properties officeooo:rsid="002beae8"/>
    </style:style>
    <style:style style:name="T79" style:family="text">
      <style:text-properties officeooo:rsid="002cc46b"/>
    </style:style>
    <style:style style:name="T80" style:family="text">
      <style:text-properties officeooo:rsid="002db6a6"/>
    </style:style>
    <style:style style:name="T81" style:family="text">
      <style:text-properties officeooo:rsid="0005a823"/>
    </style:style>
    <style:style style:name="T82" style:family="text">
      <style:text-properties officeooo:rsid="002e8925"/>
    </style:style>
    <style:style style:name="T83" style:family="text">
      <style:text-properties officeooo:rsid="002eb543"/>
    </style:style>
    <style:style style:name="T84" style:family="text">
      <style:text-properties officeooo:rsid="002ff195"/>
    </style:style>
    <style:style style:name="T85" style:family="text">
      <style:text-properties officeooo:rsid="0032c8ee"/>
    </style:style>
    <style:style style:name="T86" style:family="text">
      <style:text-properties officeooo:rsid="003306e2"/>
    </style:style>
    <style:style style:name="T87" style:family="text">
      <style:text-properties officeooo:rsid="0034bb08"/>
    </style:style>
    <style:style style:name="T88" style:family="text">
      <style:text-properties officeooo:rsid="0035d463"/>
    </style:style>
    <style:style style:name="T89" style:family="text">
      <style:text-properties officeooo:rsid="00362254"/>
    </style:style>
    <style:style style:name="T90" style:family="text">
      <style:text-properties officeooo:rsid="00362f6c"/>
    </style:style>
    <style:style style:name="T91" style:family="text">
      <style:text-properties officeooo:rsid="00376182"/>
    </style:style>
    <style:style style:name="T92" style:family="text">
      <style:text-properties officeooo:rsid="0039e433"/>
    </style:style>
    <style:style style:name="T93" style:family="text">
      <style:text-properties officeooo:rsid="003b1ac5"/>
    </style:style>
    <style:style style:name="T94" style:family="text">
      <style:text-properties officeooo:rsid="003c4a4d"/>
    </style:style>
    <style:style style:name="T95" style:family="text">
      <style:text-properties officeooo:rsid="003c7890"/>
    </style:style>
    <style:style style:name="T96" style:family="text">
      <style:text-properties officeooo:rsid="003c9546"/>
    </style:style>
    <style:style style:name="T97" style:family="text">
      <style:text-properties officeooo:rsid="003e1ed2"/>
    </style:style>
    <style:style style:name="T98" style:family="text">
      <style:text-properties officeooo:rsid="003fa750"/>
    </style:style>
    <style:style style:name="T99" style:family="text">
      <style:text-properties officeooo:rsid="00418a3c"/>
    </style:style>
    <style:style style:name="T100" style:family="text">
      <style:text-properties officeooo:rsid="0042aeac"/>
    </style:style>
    <style:style style:name="T101" style:family="text">
      <style:text-properties officeooo:rsid="0044632a"/>
    </style:style>
    <style:style style:name="T102" style:family="text">
      <style:text-properties officeooo:rsid="0045ac29"/>
    </style:style>
    <style:style style:name="T103" style:family="text">
      <style:text-properties officeooo:rsid="0045ed85"/>
    </style:style>
    <style:style style:name="T104" style:family="text">
      <style:text-properties officeooo:rsid="0047811c"/>
    </style:style>
    <style:style style:name="T105" style:family="text">
      <style:text-properties officeooo:rsid="00485167"/>
    </style:style>
    <style:style style:name="T106" style:family="text">
      <style:text-properties officeooo:rsid="004a22e3"/>
    </style:style>
    <style:style style:name="T107" style:family="text">
      <style:text-properties officeooo:rsid="004c1396"/>
    </style:style>
    <style:style style:name="T108" style:family="text">
      <style:text-properties officeooo:rsid="004ee4d5"/>
    </style:style>
    <style:style style:name="T109" style:family="text">
      <style:text-properties officeooo:rsid="004f2755"/>
    </style:style>
    <style:style style:name="T110" style:family="text">
      <style:text-properties officeooo:rsid="00509d29"/>
    </style:style>
    <style:style style:name="T111" style:family="text">
      <style:text-properties officeooo:rsid="00514003"/>
    </style:style>
    <style:style style:name="T112" style:family="text">
      <style:text-properties officeooo:rsid="005333dc"/>
    </style:style>
    <style:style style:name="T113" style:family="text">
      <style:text-properties officeooo:rsid="007286da"/>
    </style:style>
    <style:style style:name="T114" style:family="text">
      <style:text-properties officeooo:rsid="007346d4"/>
    </style:style>
    <style:style style:name="T115" style:family="text">
      <style:text-properties officeooo:rsid="0077d75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7" text:outline-level="1">Úvod</text:h>
      <text:p text:style-name="P53"><text:span text:style-name="T35">Rozšířená realita dnes již není jen </text:span><text:span text:style-name="T36">odvětví kterým</text:span><text:span text:style-name="T35"> se zabývají pouze vědecké skupiny na univerzitách a technologi</text:span><text:span text:style-name="T36">čtí </text:span><text:span text:style-name="T35">nadšenci. </text:span><text:span text:style-name="T36">Stává se z ní regulérní obor využívající nejmodernější poznatky jak z hardwarové tak softwarové oblasti výpočetních technologií.</text:span></text:p>
      <text:p text:style-name="P29">Aby mohla rozšířená realita korektně pracovat potřebuje dostatek informací o okolním světě. Tyto informace jsou zpravidla pozice objektu a relativní umístění kamery ve scéně. Veškerá data jsou získávána nejčastěji pouze z běžného obrazu kamery. A to vše ještě musí fungovat ideálně v reálném čase. Je vidět, že vytvoření kvalitního systému je <text:span text:style-name="T115">s</text:span>kutečnou výzvou. <text:span text:style-name="T115">Skutečnou zkutečnou eufyb skutek zkutek </text:span></text:p>
      <text:p text:style-name="P53"><text:span text:style-name="T36">Je prakticky nemožné tyto informace v získat z prosté reálné scény. Proto s</text:span><text:span text:style-name="T37">pousta řešení pomáhá objekty se známými vlastnostmi, které jsou umístěny do scény – markery. Tyto markery jsou v obraze detekovány a lze nich vyčíst všechny potřebné informace.</text:span></text:p>
      <text:p text:style-name="P64"/>
      <text:p text:style-name="P64"/>
      <text:p text:style-name="P107">proč na válci, proč to nejde detekovat jako na rovině, jak to půjde aplikovat, na co z toho se zaměřuje Vaše práce</text:p>
      <text:p text:style-name="P64"/>
      <text:p text:style-name="P60"><text:span text:style-name="T37">Tato práce se zabývá Uniform marker fields a detekcí tohoto typu markeru na neplanárním povrchu a to konkrétně na válci. </text:span><text:span text:style-name="T61">Stávající detekční algoritmus funguje pouze pro planární povrchy a neumí si poradit s deformováním markeru. Algoritmus vychází z předpokladů, které platí pouze pro planární strukturu. Detekce markeru na válci je prvním pokusem o detekci markeru na neplanárním povrchu. Válec byl zvolen proto, že jeho tvar je nejjednodušší. </text:span><text:span text:style-name="T62">Ve směru kolmém na podstavy zakřivený není, čili půjde použít již stávající postup. V opačném směru je však zakřivení pravidelné a právě zde, se využije rozšíření algoritmu.</text:span></text:p>
      <text:p text:style-name="P30"/>
      <text:p text:style-name="P61"><text:span text:style-name="T106">Prvn</text:span><text:span text:style-name="T109">í</text:span><text:span text:style-name="T106"> kapitola obecně představuje rozšířenou realitu, poskytuje krátký pohled do historie a odpovídá na otázk</text:span><text:span text:style-name="T108">u</text:span><text:span text:style-name="T107">,</text:span><text:span text:style-name="T106"> kde se rozšířená realita vzala. </text:span><text:span text:style-name="T108">Dále </text:span><text:span text:style-name="T109">jsou zde</text:span><text:span text:style-name="T108"> představeny </text:span><text:span text:style-name="T109">některé významné systémy pracující s Rozšířenou realitou a markery</text:span><text:span text:style-name="T108">. </text:span><text:span text:style-name="T109">V kapitole je také představeno možné rozdělení výzkumných odvětví </text:span><text:span text:style-name="T108">Rozšířené reality a </text:span><text:span text:style-name="T109">snaží se definovat</text:span><text:span text:style-name="T108"> oblast, do které spadá tato práce.</text:span></text:p>
      <text:p text:style-name="P63"/>
      <text:p text:style-name="P62"><text:span text:style-name="T109">Druhá kapitola se poměrně detailněji zabývá pojmem Uniform marker fields a zaměřuje se především na detekční algoritmus. Zmiňuje také vylepšení G</text:span><text:span text:style-name="T106">rayscale marker fields.</text:span></text:p>
      <text:p text:style-name="P93"/>
      <text:p text:style-name="P93"/>
      <text:p text:style-name="P108"/>
      <text:p text:style-name="P93"/>
      <text:p text:style-name="P93"/>
      <text:h text:style-name="P98" text:outline-level="1"><text:soft-page-break/>Rozšířená realita založená na markerech</text:h>
      <text:p text:style-name="P45"><text:span text:style-name="T17">Rozšířená realita se dá chápat jako variace na virtuální prostředí, respektive na </text:span><text:span text:style-name="T17">virtuální realitu. Ve virtuální realitě je člověk zcela obklopen počítačem vytvořeným prostředím, které zpravidla s reálným světem nikterak nesouvisí. Oproti tomu rozšířená realita pracuje přímo s reálným světem, který se snaží nějak rozšířit nebo obohatit. Zpravidla se </text:span><text:span text:style-name="T18">do prostředí </text:span><text:span text:style-name="T17">reálného světa vkládají počítačem generované objekty, které uživateli zprostředkovávají nové, jiným </text:span><text:span text:style-name="T18">z</text:span><text:span text:style-name="T17">působem </text:span><text:span text:style-name="T18">těžko </text:span><text:span text:style-name="T17">dosažitelné, informace a vjemy.</text:span></text:p>
      <text:p text:style-name="P48"><text:span text:style-name="T13">P</text:span><text:span text:style-name="T14">rvní rozhraní, které lze považovat za </text:span><text:span text:style-name="T15">r</text:span><text:span text:style-name="T14">ozš</text:span><text:span text:style-name="T15">í</text:span><text:span text:style-name="T14">řenou realitu představil </text:span><text:span text:style-name="T16">již </text:span><text:span text:style-name="T14">roku 1965 </text:span><text:span text:style-name="T2">Ivan </text:span><text:span text:style-name="Emphasis"><text:span text:style-name="T3">Sutherland </text:span></text:span><text:span text:style-name="Emphasis"><text:span text:style-name="T4">\cite{Sutherland65}. </text:span></text:span><text:span text:style-name="Emphasis"><text:span text:style-name="T6">Zařízení však značně předběhlo svou domu a naráželo na limit tehdejších technologií. </text:span></text:span><text:span text:style-name="Emphasis"><text:span text:style-name="T4">Za první konferenci zaměřenou na rozšířenou realita je považována IWAR </text:span></text:span><text:span text:style-name="Emphasis"><text:span text:style-name="T6">(International Workshop on Augmented Reality)</text:span></text:span><text:span text:style-name="Emphasis"><text:span text:style-name="T4">, </text:span></text:span><text:span text:style-name="Emphasis"><text:span text:style-name="T6">která proběhla až</text:span></text:span><text:span text:style-name="Emphasis"><text:span text:style-name="T4"> v roce 1998 v San Franciscu. </text:span></text:span><text:span text:style-name="Emphasis"><text:span text:style-name="T7">Dnes je s</text:span></text:span><text:span text:style-name="Emphasis"><text:span text:style-name="T5">ystém virtuální reality </text:span></text:span><text:span text:style-name="Emphasis"><text:span text:style-name="T7">předmětem intenzivního zkoumání a některé již aplikace nacházejí</text:span></text:span><text:span text:style-name="Emphasis"><text:span text:style-name="T5"> využití v lékařství, strojírenství, výuce, zábavě, ale i každodenním životě. </text:span></text:span><text:span text:style-name="Emphasis"><text:span text:style-name="T10">Vybrané příklady reálných aplikací jsou na obrázku \ref{}. </text:span></text:span></text:p>
      <text:p text:style-name="P6">Obrázek ar-examples.eps</text:p>
      <text:p text:style-name="P47"><text:span text:style-name="T19">Vlevo nahoře Ultimate Display I. </text:span><text:span text:style-name="Emphasis"><text:span text:style-name="T3">Sutherland</text:span></text:span><text:span text:style-name="Emphasis"><text:span text:style-name="T8">a, vpravo nahoře navigace s rozšířenou realitou od Wikitude, vlevo dole servisní manuál pro auta značky BMW s ro</text:span></text:span><text:span text:style-name="Emphasis"><text:span text:style-name="T9">z</text:span></text:span><text:span text:style-name="Emphasis"><text:span text:style-name="T8">šířenou realitou – pohled přes speciální brýle, lokalizace markeru ve </text:span></text:span><text:span text:style-name="Emphasis"><text:span text:style-name="T8">scéně a vykreslení virtuálního objektu pomocí aplikace ARToolkit</text:span></text:span></text:p>
      <text:p text:style-name="P46"><text:span text:style-name="T13">Systém virtuální reality </text:span><text:span text:style-name="T18">splňuje</text:span><text:span text:style-name="T13"> podle \cite{Azuma97} následující </text:span><text:span text:style-name="T18">obecné</text:span><text:span text:style-name="T13"> charakteristiky:</text:span></text:p>
      <text:list xml:id="list5587061201" text:style-name="L1">
        <text:list-item>
          <text:p text:style-name="P65"><text:span text:style-name="T69">K</text:span><text:span text:style-name="T1">ombinuje reálný svět s virt</text:span><text:span text:style-name="T64">u</text:span><text:span text:style-name="T1">álním</text:span></text:p>
        </text:list-item>
        <text:list-item>
          <text:p text:style-name="P66">Reaguje v reálném čase</text:p>
        </text:list-item>
        <text:list-item>
          <text:p text:style-name="P67">Pracuje ve 3-D prostoru</text:p>
        </text:list-item>
      </text:list>
      <text:p text:style-name="P3"><text:span text:style-name="T11">Z předešlého je zřejmé, že vytvoření aplikace, která využívá </text:span><text:span text:style-name="T69">rozšířenou</text:span><text:span text:style-name="T11"> realitu, představuje zkutečnou výzvu </text:span><text:span text:style-name="T69">a nutně je</text:span><text:span text:style-name="T11"> potřeba využívat nejnovější technologie </text:span><text:span text:style-name="T69">a poznatky hned </text:span><text:span text:style-name="T11">z několika oblastí. </text:span></text:p>
      <text:p text:style-name="P3"><text:span text:style-name="T69">Dle</text:span><text:span text:style-name="T11"> </text:span><text:span text:style-name="T12">\cite{ZhouDB08} v současné době probíhá intenzivní výzkum </text:span><text:span text:style-name="T69">především</text:span><text:span text:style-name="T12"> v těchto oblastech:</text:span></text:p>
      <text:list xml:id="list1906030189" text:style-name="L2">
        <text:list-item>
          <text:p text:style-name="P68">Hardware a software vytvářející virtuální svět</text:p>
        </text:list-item>
        <text:list-item>
          <text:p text:style-name="P68">Sledovací a rozpoznávací techniky, které reagují na změny <text:span text:style-name="T70">a podněty z </text:span>reálné<text:span text:style-name="T70">ho</text:span> svě<text:span text:style-name="T70">ta</text:span> a dodávají podněty pro vytváření odpovídajícího virtuálního světa</text:p>
        </text:list-item>
        <text:list-item>
          <text:p text:style-name="P68">Kalibrační a registrační techniky, které co nejpřesněji zasazují virtuální objekty do reálného světa</text:p>
        </text:list-item>
        <text:list-item>
          <text:p text:style-name="P68">Displeje <text:span text:style-name="T70">a projekční zařízení,</text:span> kde uživatel sleduje výslednou scénu. <text:span text:style-name="T70">Kromě běžných displejů se může jednat </text:span>například speciální helmy</text:p>
        </text:list-item>
        <text:list-item>
          <text:p text:style-name="P69"><text:span text:style-name="T12">Výpočetní hardware, který dokáže dostatečně rychle provádět potřebné výpočty a zárove</text:span><text:span text:style-name="T70">ň je schopen</text:span><text:span text:style-name="T64"> komunikovat se vstupními a výstupními zařízeními</text:span></text:p>
        </text:list-item>
        <text:list-item>
          <text:p text:style-name="P70">Techniky interakce mezi uživatelem a virtuálním obsahem scény</text:p>
        </text:list-item>
      </text:list>
      <text:p text:style-name="P1"><text:soft-page-break/>V současné době je nejvíce zkoumanou právě oblast sledování a rozpoznávání<text:span text:style-name="T70">. Úkolem je n</text:span><text:span text:style-name="T67">ejčastěji potřeba </text:span><text:span text:style-name="T70">získat</text:span><text:span text:style-name="T67"> relativní pozici kamery </text:span><text:span text:style-name="T70">vzhledem </text:span><text:span text:style-name="T67">k reálnému světu.</text:span> <text:span text:style-name="T70">Tuto oblast </text:span>lze <text:span text:style-name="T70">dále </text:span>dělit na tři typy:</text:p>
      <text:list xml:id="list166697148" text:style-name="L3">
        <text:list-item>
          <text:p text:style-name="P72"><text:span text:style-name="T64">Technika založená na specifický</text:span><text:span text:style-name="T70">ch</text:span><text:span text:style-name="T64"> senzorech </text:span><text:span text:style-name="T65">(</text:span><text:span text:style-name="T70">například </text:span><text:span text:style-name="T65">magnetické </text:span><text:span text:style-name="T70">senzory v</text:span><text:span text:style-name="T65"> rukavic</text:span><text:span text:style-name="T70">i</text:span><text:span text:style-name="T65">)</text:span></text:p>
        </text:list-item>
        <text:list-item>
          <text:p text:style-name="P71">Technika založená na obrazu z klasické RGB kamery. </text:p>
        </text:list-item>
        <text:list-item>
          <text:p text:style-name="P72"><text:span text:style-name="T64">Hybridní techniky, které používají více různých metod (</text:span><text:span text:style-name="T65">GPS </text:span><text:span text:style-name="T70">souřadnice společně s obrazem</text:span><text:span text:style-name="T64">)</text:span></text:p>
        </text:list-item>
      </text:list>
      <text:p text:style-name="P4"><text:span text:style-name="T67">Nejaktivněji zkoumanou je technika založená </text:span><text:span text:style-name="T70">na sledování a rozpoznávání z </text:span><text:span text:style-name="T67">obrazu </text:span><text:span text:style-name="T71">z </text:span><text:span text:style-name="T67">klasické RGB kamery. </text:span><text:span text:style-name="T70">V</text:span><text:span text:style-name="T65">yužívá </text:span><text:span text:style-name="T70">se zde</text:span><text:span text:style-name="T65"> </text:span><text:span text:style-name="T71">především </text:span><text:span text:style-name="T65">poznatků </text:span><text:span text:style-name="T71">z oborů </text:span><text:span text:style-name="T65">zpracování obrazu a počítačové vidění.</text:span></text:p>
      <text:p text:style-name="P5"><text:span text:style-name="T71">Aby bylo možné úspěšně scénu dostatečně rychle a přesně kalibrovat, je potřeba se v obrazu, který nám dává kamera vyznat. To často znamená v něm vyhledávat potřebné a předem známé vlastnosti. </text:span><text:span text:style-name="T67">Tyto vlastnosti obrazu </text:span><text:span text:style-name="T71">nejčastěji bývají dvojího typu:</text:span></text:p>
      <text:list xml:id="list2086479556" text:style-name="L4">
        <text:list-item>
          <text:p text:style-name="P73"><text:span text:style-name="T68">Přirozené – nacházejí se přirozeně v </text:span><text:span text:style-name="T71">reálném světě</text:span><text:span text:style-name="T68">. Zpravidla jsou to významné body nebo oblasti v obraze jako hrany, rohy, textury, atd.</text:span></text:p>
        </text:list-item>
        <text:list-item>
          <text:p text:style-name="P74"><text:span text:style-name="T68">Uměle přidané – častokrát mají podobu </text:span><text:span text:style-name="T71">speciálních </text:span><text:span text:style-name="T72">dvourozměrných vzorů</text:span><text:span text:style-name="T71"> tak zvaných </text:span><text:span text:style-name="T68">markerů. Markery v obraze mají </text:span><text:span text:style-name="T71">známé</text:span><text:span text:style-name="T68"> tvary a </text:span><text:span text:style-name="T68">vlastnosti, které umožňují co možná nejrychlejší a nejpřesnější lokalizaci v obraze a co nejvíce usnadňují výpočet požadovaných </text:span><text:span text:style-name="T71">informací</text:span><text:span text:style-name="T68">.</text:span></text:p>
        </text:list-item>
      </text:list>
      <text:p text:style-name="P2"><text:span text:style-name="T68">Právě markery a jejich možnosti použití jsou</text:span><text:span text:style-name="T66"> oblast</text:span><text:span text:style-name="T68">í</text:span><text:span text:style-name="T66"> Rozšířené reality, kterou se zabývá tato práce.</text:span></text:p>
      <text:h text:style-name="P101" text:outline-level="2"><text:span text:style-name="T20"><text:s/>Mark</text:span><text:span text:style-name="T21">ery</text:span></text:h>
      <text:p text:style-name="P49"><text:span text:style-name="T22">Mnoho systémů počítačového vidění požívaného v praxi využívá dvourozměrné vzory k přenosu informací. Tyto vzory jsou vytvořeny, tak aby byly jednoduše dekódovatelné a rozpoznatelné v obraze. Příkladem mohou být známé čárkové kódy na zboží nebo modernější QR (Quick Response) kódy </text:span><text:span text:style-name="T23">a jejich varianty \ref{}.</text:span></text:p>
      <text:p text:style-name="P16">OBRAZEK: information-markers-example.png</text:p>
      <text:p text:style-name="P49"><text:span text:style-name="T23">Příklady reálně používaných vzorů zaměřených na přenos informace </text:span><text:span text:style-name="T24">\cite{FialaM05}</text:span><text:span text:style-name="T23">.</text:span></text:p>
      <text:p text:style-name="P49"><text:span text:style-name="T22">Tyto vzory jsou však určeny </text:span><text:span text:style-name="T25">pouze </text:span><text:span text:style-name="T22">k přenosu informac</text:span><text:span text:style-name="T25">e a nikoli k lokalizaci v obraze.</text:span><text:span text:style-name="T22"> </text:span><text:span text:style-name="T25">P</text:span><text:span text:style-name="T25">ro</text:span><text:span text:style-name="T22"> využití v aplikacích rozšířené reality nejsou vhodné. </text:span><text:span text:style-name="T25">Slouží však jako inspirace pro vytváření speciálních markerů pro rozšířenou realitu. Metody určené k detekci těchto vzorů v obraze jsou také úspěšně využívány </text:span><text:span text:style-name="T26">při</text:span><text:span text:style-name="T25"> detekc</text:span><text:span text:style-name="T26">i</text:span><text:span text:style-name="T25"> markerů. </text:span></text:p>
      <text:p text:style-name="P49"><text:span text:style-name="T25">Pro k</text:span><text:span text:style-name="T26">ódo</text:span><text:span text:style-name="T25">vání se zpravidla používá binárního obrazce, který se skládá z jednoduchých geometrických vzorů jako čtverec, obdélník, atd. <text:s/></text:span><text:span text:style-name="T26">Často se j</text:span><text:span text:style-name="T25">ednotlivé </text:span><text:span text:style-name="T27">části </text:span><text:span text:style-name="T25">vzor</text:span><text:span text:style-name="T27">ů</text:span><text:span text:style-name="T25"> se od sebe </text:span><text:span text:style-name="T26">identifikují</text:span><text:span text:style-name="T25"> prahováním. </text:span><text:span text:style-name="T26">Nejčastěji se využívá maximálního možného rozdílu v jasu, tedy barvy bílá a černá. Tímto se jednotlivé části snadno identifikují a minimalizují se chyby způsobené rozdílným osvětlením a různými vlastnostmi kamer.</text:span><text:span text:style-name="T25"> </text:span></text:p>
      <text:p text:style-name="P17"><text:soft-page-break/>Hlavní důvody proč QR kódy a jiné vzory určené k přenosu informace nejsou vhodné jako markery pro virtuální realitu jsou dva:</text:p>
      <text:list xml:id="list1899776217" text:style-name="L5">
        <text:list-item>
          <text:p text:style-name="P75">Jejich tvary nejsou zamýšlené ani vhodné k robusním výpočtům 3D pozice markeru vzhledem ke kameře</text:p>
        </text:list-item>
        <text:list-item>
          <text:p text:style-name="P76"><text:span text:style-name="T73">Typicky vyžadují velkou plochu v obraze a limitující je i vzdálenost od </text:span><text:span text:style-name="T82">kamery</text:span></text:p>
        </text:list-item>
      </text:list>
      <text:p text:style-name="P15"><text:span text:style-name="T73">U markerů v rozšířené realitě obecně stačí 4 body k určení pozice kamery a dostatek informací k tomu, aby šli od sebe odlišit jednotlivé markery v dané sadě. Dokonce se vyplatí minimalizovat množství nesené informace, </text:span><text:span text:style-name="T82">tak aby marker byl co možná nejjednodušší</text:span><text:span text:style-name="T73">. Protože čím méně pixelů v obraze je </text:span><text:span text:style-name="T82">využit</text:span><text:span text:style-name="T83">o</text:span><text:span text:style-name="T73"> markerem, tím více prostoru zbývá pro okolní </text:span><text:span text:style-name="T82">reálnou scénu</text:span><text:span text:style-name="T73">.</text:span></text:p>
      <text:p text:style-name="P7"><text:span text:style-name="T74">Markery </text:span><text:span text:style-name="T82">pro rozšířenou realitu</text:span><text:span text:style-name="T74"> jsou navrhovány </text:span><text:span text:style-name="T82">především</text:span><text:span text:style-name="T74"> s ohledem na tyto vlastnosti:</text:span></text:p>
      <text:list xml:id="list1715243311" text:style-name="L6">
        <text:list-item>
          <text:p text:style-name="P77"><text:span text:style-name="T74">Musí obsahovat minimálně čtveřici bodů k co nejpřesnějšímu určení polohy kamery. </text:span><text:span text:style-name="T83">Tyto b</text:span><text:span text:style-name="T74">ody by měli být co možná nejdále od sebe kvůli minimalizaci chyby zkreslení</text:span></text:p>
        </text:list-item>
        <text:list-item>
          <text:p text:style-name="P78">Musí obsahovat dostatek informací k jednoznačnému odlišení jednotlivých markerů v sadě</text:p>
        </text:list-item>
        <text:list-item>
          <text:p text:style-name="P78">Musí mít takový tvar a barevnost, aby se dali snadno detekovat a nedali se jednoduše zaměnit z jinými prvky scény. Tedy minimalizace falešně pozitivní chyby</text:p>
        </text:list-item>
      </text:list>
      <text:h text:style-name="P102" text:outline-level="2">Příklady markerů</text:h>
      <text:p text:style-name="P50"><text:span text:style-name="T23">Bylo vyvinuto několik systémů pro vytváření a detekc</text:span><text:span text:style-name="T29">i</text:span><text:span text:style-name="T23"> markerů pro rozšířenou realitu. </text:span><text:span text:style-name="T28">Několik příkladů markerů těchto s</text:span><text:span text:style-name="T29">ys</text:span><text:span text:style-name="T28">témů je na obrázku \ref{}. </text:span></text:p>
      <text:list xml:id="list1384892919" text:style-name="L7">
        <text:list-item>
          <text:p text:style-name="P79">OBRAZEK: ar-markers-example.png</text:p>
        </text:list-item>
        <text:list-item>
          <text:p text:style-name="P80"><text:span text:style-name="T75">Ukázky planárních markerů </text:span><text:span text:style-name="T76">\cite{FialaM05}</text:span><text:span text:style-name="T75">. Cirkulární Intersence markery se využívají </text:span><text:span text:style-name="T83">výhradně </text:span><text:span text:style-name="T75">k nalezení pozice, Ostatní jsou speciálně navrženy pro rozšířenou realitu.</text:span></text:p>
        </text:list-item>
      </text:list>
      <text:p text:style-name="P51"><text:span text:style-name="T29">Dva významné systémy pro práci markery a rozšířenou realitu </text:span><text:span text:style-name="T28">ARToolkit </text:span><text:span text:style-name="T29">\cite{Kato99}</text:span><text:span text:style-name="T28"> </text:span><text:span text:style-name="T29">a </text:span><text:span text:style-name="T28">ART</text:span><text:span text:style-name="T29">ag </text:span><text:span text:style-name="T24">\cite{FialaM05}</text:span><text:span text:style-name="T29"> jsou zde popsány podrobněji. Na jejich základní navazuje tato práce, </text:span><text:span text:style-name="T32">dalším podobným významným projektem je ALVAR /cite{}.</text:span></text:p>
      <text:p text:style-name="P11"><text:span text:style-name="T75">ARToolkit je velmi populárně volně dostupný sytém pro vytváření aplikací využívající rozšířenou realitu založenou na markerech. </text:span><text:span text:style-name="T77">Obecně je uznáván jako state-of-the-art </text:span><text:span text:style-name="T83">v této oblasti</text:span><text:span text:style-name="T77">. J</text:span><text:span text:style-name="T83">eho j</text:span><text:span text:style-name="T77">ednotlivé markery mají široký černý čtvercový okraj a uvnitř se nachází množství různých vzorů. Okraj slouží pro detekci čtveřice bodů, která složí k výpočtu </text:span><text:span text:style-name="T78">pozice kamery a homografie. </text:span><text:span text:style-name="T83">Pomocí vypočtené homografie se</text:span><text:span text:style-name="T78"> poté identifikuje </text:span><text:span text:style-name="T83">vnitřní oblast markeru</text:span><text:span text:style-name="T77">, ze které se vytváří příznakový vektor. Tento příznakový vektor se </text:span><text:span text:style-name="T78">dále</text:span><text:span text:style-name="T77"> pomocí </text:span><text:span text:style-name="T77">korelace porovnává s vektory uloženými v databázi knihovny. </text:span><text:span text:style-name="T83">Získává se pravděpodobnostní faktor ke každému vzoru a vybere se nejvíce odpovídající. T</text:span><text:span text:style-name="T77">ímto způsobem se marker identifikuje. </text:span></text:p>
      <text:p text:style-name="P11"><text:span text:style-name="T77">Tento přístup se ukazuje jako velmi robusní a jednoduchý, má však </text:span><text:span text:style-name="T83">dvě hlavní slabiny</text:span><text:span text:style-name="T77">. </text:span></text:p>
      <text:list xml:id="list467858588" text:style-name="L8">
        <text:list-item>
          <text:p text:style-name="P81"><text:soft-page-break/><text:span text:style-name="T77">Velmi záleží na správném zvolení prahu </text:span><text:span text:style-name="T79">při detekci okraje a </text:span><text:span text:style-name="T77">při vytváření příznakového vektoru </text:span><text:span text:style-name="T83">z vnitřní oblasti</text:span><text:span text:style-name="T77">. </text:span><text:span text:style-name="T79">H</text:span><text:span text:style-name="T77">odnota </text:span><text:span text:style-name="T79">prahu </text:span><text:span text:style-name="T77">se mění s osvětlením, vlastnostmi použité kamery.</text:span></text:p>
        </text:list-item>
        <text:list-item>
          <text:p text:style-name="P81"><text:span text:style-name="T83">Kvůli různému osvětlení </text:span><text:span text:style-name="T78">a natočením vzoru, je pro každý vzor v markeru potřeba 12 různých prototypů </text:span><text:span text:style-name="T83">(4 typy natočení a pro každé 3 typy osvětlení)</text:span><text:span text:style-name="T77">. Rychlost a velikost knihovny je velmi ovlivněna počtem vzorů. Pokaždé je potřeba porovnat každý vzor s každým, </text:span><text:span text:style-name="T78">což pro větší množství vektorů znamená nezanedbatelný čas nutný ke zpracování</text:span><text:span text:style-name="T77">.</text:span></text:p>
        </text:list-item>
      </text:list>
      <text:p text:style-name="P12"><text:span text:style-name="T79">ARTag je rozšířením přístupu knihovny ARToolkit, </text:span><text:span text:style-name="T84">který se snaží řešit výše zmíněné problémy</text:span><text:span text:style-name="T79">. Největším rozdílem je kódování vnitřtní části, kde se nyní </text:span><text:span text:style-name="T84">nenachází libovolný motiv ale,</text:span><text:span text:style-name="T79"> matice 6x6 buněk symbolizující 10 bitový kód zakódovaný pomocí metody FEC, kvůli odolnosti vůči chybám.</text:span></text:p>
      <text:p text:style-name="P14"><text:span text:style-name="T79">Markery jsou opět detekovány podle širokého okraje, který definuje body pro nalezení homografie a pozice kamery. Tentokrát se však </text:span><text:span text:style-name="T84">okraje</text:span><text:span text:style-name="T79"> nehledají pomocí prahování, ale pomocí metod založených na hledání hran v obraze. Problematická volba prahu zde tedy odpadá. Vypočtená homografie je poté požita k </text:span><text:span text:style-name="T84">rozdělení</text:span><text:span text:style-name="T79"> vnitřní části na jednotlivé buňky </text:span><text:span text:style-name="T84">matice.</text:span><text:span text:style-name="T79"> </text:span><text:span text:style-name="T84">Pomocí rozdílných barev buněk se následně se </text:span><text:span text:style-name="T79">dekód</text:span><text:span text:style-name="T84">uje</text:span><text:span text:style-name="T79"> kód, který identifikuje daný marker.</text:span></text:p>
      <text:p text:style-name="P12"><text:span text:style-name="T79">Rozšíření ARTag je robusnější, rychlejší a </text:span><text:span text:style-name="T84">u</text:span><text:span text:style-name="T79">možňuje </text:span><text:span text:style-name="T84">efektivněji </text:span><text:span text:style-name="T79">kódovat více markerů než při použití klasického ARToolkitu. </text:span><text:span text:style-name="T84">Konkrétně matice 6x6 umožňuje </text:span><text:span text:style-name="T84">teoreticky zakódovat 210 markerů. 23 jich je však nepoužitelných proto je tento počet 1001. Tento počet se dá zdvojnásobit použitím bílého okraje namísto černého. </text:span></text:p>
      <text:p text:style-name="P13"><text:span text:style-name="T80">Porozumění výše uvedeným myšlenkám je důležité k pochopení systému </text:span><text:span text:style-name="T81">Uniform marker fields,</text:span><text:span text:style-name="T80"> kterému se věnuje následující část této práce.</text:span></text:p>
      <text:h text:style-name="P99" text:outline-level="1">Uniform marker fields</text:h>
      <text:p text:style-name="P18"><text:span text:style-name="T99">Z</text:span> předchozích kapito<text:span text:style-name="T99">lách</text:span> současné <text:span text:style-name="T99">byly představeny současné</text:span> systémy pracující s markery. Pokud <text:span text:style-name="T99">je potřeba</text:span> pracovat s více markery <text:span text:style-name="T99">ve scéně</text:span>, musíme <text:span text:style-name="T99">existovat</text:span> možnost <text:span text:style-name="T99">jak </text:span>tyto markery <text:span text:style-name="T99">vzájemně</text:span> odlišit.</text:p>
      <text:p text:style-name="P19">Má-li být marker z představených systémů korektně detekovaný musí být vidět celý a nesmí jej nic překrývat. Markery ARTagu mohou být sice částečně překryté díky redundantním bytům ve vnitřní části markeru, ale toto je pouze důsledek použití robusní technologie <text:span text:style-name="T99">a </text:span>nikoli <text:span text:style-name="T99">přímý</text:span> záměr. V případě volného pohybu kamery ve scéně však <text:span text:style-name="T99">často nastává</text:span> <text:span text:style-name="T100">právě </text:span>situace, kdy je některý marker vidět pouze částečně<text:span text:style-name="T100">.</text:span></text:p>
      <text:p text:style-name="P19"><text:span text:style-name="T85">Obecně platí, že při použití více markerů ve scéně je nutné, aby byl viděn alespoň jeden z </text:span><text:span text:style-name="T100">těchto </text:span><text:span text:style-name="T85">markerů celý a tento marker musí být dostatečně velký na to, aby se z něj dala spočítat dostatečně přesná matice homografie určující relativní pozici kamery ve scéně vůči markeru.</text:span></text:p>
      <text:p text:style-name="P19"><text:span text:style-name="T85">T</text:span><text:span text:style-name="T100">y</text:span><text:span text:style-name="T85">to požadavky jdou </text:span><text:span text:style-name="T100">vzásadě</text:span><text:span text:style-name="T85"> proti sobě. </text:span><text:span text:style-name="T100">Idélní m</text:span><text:span text:style-name="T85">arker </text:span><text:span text:style-name="T100">tedy</text:span><text:span text:style-name="T85"> musí být dostatečně malý na to, aby se vešel do zorného pole kamery a zároveň dostatečně velký na to, aby poskytl požadovanou informaci.</text:span></text:p>
      <text:p text:style-name="P20"><text:span text:style-name="T100">Těmto požadavků se snaží vyhovět technologie</text:span><text:span text:style-name="T85"> Uniform marker fields \cite[{umf}. Termín </text:span><text:span text:style-name="T100">M</text:span><text:span text:style-name="T85">arker field přestavuje planární strukturu, která se skládá ze samostatných pod</text:span><text:span text:style-name="T86">oblastí</text:span><text:span text:style-name="T85">. Každá pod</text:span><text:span text:style-name="T86">oblast</text:span><text:span text:style-name="T85"> může </text:span><text:span text:style-name="T86">vystupovat jako klasický </text:span><text:soft-page-break/><text:span text:style-name="T86">marker se všemi </text:span><text:span text:style-name="T100">náležitými</text:span><text:span text:style-name="T86"> vlastnostmi. Tyto podoblasti se v rámci marker field struktury velmi výrazně překrývají a tím umožňují identifikaci jak z pohledu z blízka tak </text:span><text:span text:style-name="T100">i </text:span><text:span text:style-name="T86">z větší vzdálenosti. </text:span><text:span text:style-name="T100">Zároveň nevadí, že některé části celého Marker field nejsou zcela vidět. </text:span><text:span text:style-name="T86">Slovo uniform značí, že jsou </text:span><text:span text:style-name="T87">příznaky použité pro </text:span><text:span text:style-name="T87">detekci</text:span><text:span text:style-name="T86"> lokalizovány uniformě </text:span><text:span text:style-name="T87">po celé ploše struktury</text:span><text:span text:style-name="T86">.</text:span></text:p>
      <text:p text:style-name="P20"><text:span text:style-name="T88">Jednotlivé podoblasti marker field jsou založeny na 4-ori</text:span><text:span text:style-name="T100">e</text:span><text:span text:style-name="T88">ntable n2-windows arrays. Což jsou dvourozměrné matice nxn s binárními hodnotami. </text:span><text:span text:style-name="T89">Jako nejlepší velikost </text:span><text:span text:style-name="T101">těchto </text:span><text:span text:style-name="T89">matic se <text:s/>pro praktické použití ukázal rozměr 4x4. </text:span><text:span text:style-name="T88">Každá matice </text:span><text:span text:style-name="T89">(podoblast)</text:span><text:span text:style-name="T88"> je přítomna maximálně jednou v celé struktuře a </text:span><text:span text:style-name="T89">bere v úvahu i všechny 4 možné rotace. Tímto je zajištěno, že každá podoblast nese všechny potřebné informace, aby mohla fungovat jako samostatný marker.</text:span></text:p>
      <text:p text:style-name="P21">Avšak vytvoření Uniform marker fields je velmi výpočetně náročné s exponenciální složitostí a je nemožné k němu přistupovat hrubou silou. Proto byl vyvinut paralelní genetický algoritmus, který je schopen <text:s/>v kombinaci s výkonným superpočítačem tyto uniform marker fields vytvářet.</text:p>
      <text:h text:style-name="P103" text:outline-level="2"><text:s/>Detekce marker fields</text:h>
      <text:p text:style-name="P21">Pro účely této práce je však nejdůležitější detekce uniform marker fields v obraze. <text:span text:style-name="T90">Oproti dříve uvedený</text:span><text:span text:style-name="T101">m</text:span><text:span text:style-name="T90"> markerů</text:span><text:span text:style-name="T101">m</text:span><text:span text:style-name="T90"> (ARToolkit, ARTag) Uniform marker fields </text:span><text:span text:style-name="T101">se </text:span><text:span text:style-name="T90">nevyužívají pro lokalizaci a ide</text:span><text:span text:style-name="T101">n</text:span><text:span text:style-name="T90">tifikaci markeru rozdílné příznaky, ale </text:span><text:span text:style-name="T90">veškeré informace se vyčítají z binární šachovnice podoblastí. Tímto je zajištěno, že se k úspěšném zpracování markeru stačí nejmenší možná plocha.</text:span></text:p>
      <text:p text:style-name="P21"><text:span text:style-name="T90">Algoritmus se snaží být co možná nejefektivnější, aby mohl být použit například na mobilních zařízeních v reálném čase. </text:span><text:span text:style-name="T101">Jedinou možnou nevýhodou je předpoklad, že</text:span><text:span text:style-name="T91"> významná část obrazu bude pokryta </text:span><text:span text:style-name="T101">Uniform </text:span><text:span text:style-name="T91">marker fileds.</text:span></text:p>
      <text:p text:style-name="P31">Detekční algoritmus obsahuje čtveřici následujících kroků.</text:p>
      <text:h text:style-name="P94" text:outline-level="3">Extrakce edgelů</text:h>
      <text:p text:style-name="P22"><text:span text:style-name="T102">Edgel neboli hranový bod je zde </text:span><text:span text:style-name="T90">popsán </text:span><text:span text:style-name="T102">pomocí dvojice bodů. Samotný </text:span><text:span text:style-name="T91">algoritmus neprovádí kompletní hranovou detekci obrazu, ale vyhledává hranové body pouze na řídké mřížce. Tímto </text:span><text:span text:style-name="T102">se </text:span><text:span text:style-name="T91">velmi snižuje výpočetní náročnost </text:span><text:span text:style-name="T102">procesu</text:span><text:span text:style-name="T91">.</text:span></text:p>
      <text:p text:style-name="P22"><text:span text:style-name="T91">Při detekci hranových bodů P0 se po</text:span><text:span text:style-name="T102">u</text:span><text:span text:style-name="T91">žívá adaptivní prahování založené na pohyblivém průměrovacím okénku.</text:span></text:p>
      <text:p text:style-name="P32">Následně je použit Sobelův operátor na hrubé zjištění směru gradientu hrany.</text:p>
      <text:p text:style-name="P52"><text:span text:style-name="T33">Poté </text:span><text:span text:style-name="T30"><text:s/>se hledá ve směru kolmém na gradient s0 cyklicky další hranový bod Pi. Pokud je takový bod nalezen přepočtou se na základě </text:span><text:span text:style-name="T33">nalezeného</text:span><text:span text:style-name="T30"> bod</text:span><text:span text:style-name="T33">u</text:span><text:span text:style-name="T30"> parametry přímky. Na této přímce </text:span><text:span text:style-name="T31">se </text:span><text:span text:style-name="T30">poté </text:span><text:span text:style-name="T31">postupně </text:span><text:span text:style-name="T30">hled</text:span><text:span text:style-name="T31">ají </text:span><text:span text:style-name="T30">další body. </text:span><text:span text:style-name="T33">Platí, že čím více se takovýchto bodů nalezne, tím je jajich vzájemná vzdálenost delší a lze považovat edgel za přesnější. Výsledný e</text:span><text:span text:style-name="T30">dgel respektive přímka určující hranu je poté definována na základě dvou nejkrajnějších nalezených bodů.</text:span></text:p>
      <text:h text:style-name="P95" text:outline-level="3"><text:span text:style-name="T34">Zjištění </text:span><text:span text:style-name="T33">pozice</text:span><text:span text:style-name="T34"> dvou hlavních úběžníků</text:span></text:h>
      <text:p text:style-name="P23">Dalším krokem je nalezení dvou hlavních úběžníků, které definují průsečíky všech nalezených edgelů z předchozího kroku</text:p>
      <text:p text:style-name="P23"><text:soft-page-break/>Nejprve jsou edgely clusterovány do dvou skupin náležících <text:span text:style-name="T102">dvou hlavním </text:span>úběžníkům. <text:span text:style-name="T92">V praxi je místo prostého clusterování nutno využít i metod, které jsou schopny se vypořádat s případnými chybnými edgely. Příkladem může být metoda RANSAC.</text:span></text:p>
      <text:p text:style-name="P23"><text:span text:style-name="T92">Z clusterů se následně vypočte hledaná dvojce úběžníků v1 a v2, </text:span><text:span text:style-name="T93">což jsou body, ve kterých se všechny edgely z daného clusteru protínají. </text:span><text:span text:style-name="T102">Edgely jsou přímky </text:span><text:span text:style-name="T103">li</text:span><text:span text:style-name="T102"> popsány pomocí obecné rovnice a bod v je v homogenních souřadnicích. Potom platí:</text:span></text:p>
      <text:p text:style-name="P33"/>
      <text:p text:style-name="P24"><text:span text:style-name="T103">Parametry jednotlivých přímek vytvářejí reálné projektivní rovině 3D vektorový prostor bez počátku. <text:s/>Body na reálné projekční rovině korespondují s hyperrovinou procházející počátkem. Takže úběžník lze nalézt vypočítáním parametrů roviny procházející všemi přímkami (edgely). Tím, že vektory jednotlivých přímek nejsou normalizovány, jsou přímky s delšímy vektory favorizovány. Normála hledané hyperroviny je vypočtena jako směr s nejmenší variancí </text:span><text:span text:style-name="T104">eigen dekompozice korelační matice C.</text:span></text:p>
      <text:p text:style-name="P34">Matice C má rozměr 3x3 a je symetrická, takže dekompozice je velmi efektivní.</text:p>
      <text:h text:style-name="P96" text:outline-level="3">Nalezení parametrů dvou vějířů edgelů</text:h>
      <text:p text:style-name="P25"><text:span text:style-name="T104">N</text:span><text:span text:style-name="T93">ejprve </text:span><text:span text:style-name="T104">je</text:span><text:span text:style-name="T93"> spočte</text:span><text:span text:style-name="T104">na</text:span><text:span text:style-name="T93"> přímka představující horizont, na kterém leží oba </text:span><text:span text:style-name="T104">nalezené </text:span><text:span text:style-name="T104">úběžníky </text:span><text:span text:style-name="T93">v1 <text:s/>i v2. </text:span><text:span text:style-name="T94">Jednotlivé přímky vějíře korespondují</text:span><text:span text:style-name="T104">cí</text:span><text:span text:style-name="T94"> s hranami markeru </text:span><text:span text:style-name="T104">se určují </text:span><text:span text:style-name="T94">podle rovnice, kde x znaci normalizovany vektor.</text:span></text:p>
      <text:p text:style-name="P26"><text:span text:style-name="T94">Ibase značí vhodně zvolenou <text:s/>počáteční přímku, nejlépe přímku procházející středem obrazu a daným úběžníkem. </text:span><text:span text:style-name="T104">Část rovnice </text:span><text:span text:style-name="T94">(ki+q) je </text:span><text:span text:style-name="T104">vypočtena </text:span><text:span text:style-name="T94">pro všechny edgely a i je při</text:span><text:span text:style-name="T104">ř</text:span><text:span text:style-name="T94">azeno dan</text:span><text:span text:style-name="T104">é</text:span><text:span text:style-name="T94">mu clusteru. Optimální k a q jsou poté vypočteny li</text:span><text:span text:style-name="T104">n</text:span><text:span text:style-name="T94">eární regresí.</text:span></text:p>
      <text:h text:style-name="Heading_20_3" text:outline-level="3">Extrakce modulů (podoblastí) uniform marker fields</text:h>
      <text:p text:style-name="P27">Známe-li parametry obou vějířů přímek, stačí nyní jen detekovat průsečíky přímek, k<text:span text:style-name="T104">teré</text:span> <text:span text:style-name="T92">vedou </text:span>přesně mezi jednotlivými <text:span text:style-name="T92">přímkami vějíře</text:span>. Hodnoty těchto bodů se z obrazu přečtou a následně se d<text:span text:style-name="T104">e</text:span>kódují jako binární hodnoty podle jasu získaných bodů. Z těchto hodnot je možno detekovat pozici <text:span text:style-name="T92">i identifikovat nalezený</text:span> marker. </text:p>
      <text:h text:style-name="P104" text:outline-level="2"><text:s/><text:span text:style-name="T105">Grayscale</text:span> marker fields</text:h>
      <text:p text:style-name="P9"><text:span text:style-name="T105">Grayscale</text:span><text:span text:style-name="T96"> marker fields </text:span><text:span text:style-name="T105">(Marker fields ve stuních šedi)</text:span><text:span text:style-name="T96"> \cite{} představují rozšíření výše diskutovaných Uniform</text:span><text:span text:style-name="T95"> marker fields.</text:span></text:p>
      <text:p text:style-name="P10"><text:span text:style-name="T104">Hlavní rozdíl spočívá v použití</text:span><text:span text:style-name="T95"> šachovnice s 5 různými odstíny šedé </text:span><text:span text:style-name="T104">místo </text:span><text:span text:style-name="T95">binární černobílé. </text:span><text:span text:style-name="T98">Ostatní obecné vlastnosti zůst</text:span><text:span text:style-name="T104">á</text:span><text:span text:style-name="T98">vají shodné. </text:span><text:span text:style-name="T95">U těchto markerů není možné detekovat informaci přímo z barevnosti markeru, kvůli robustnosti vůči osvětlení, vlastnostem kamery a podobně. Namísto toho se využívá vlastností </text:span><text:span text:style-name="T104">hranového</text:span><text:span text:style-name="T96"> </text:span><text:span text:style-name="T95">gradientu mezi jednotlivými </text:span><text:span text:style-name="T96">poli šachovnice</text:span><text:span text:style-name="T95">. Avšak ze stejného důvodu, se nevyužívá </text:span><text:span text:style-name="T104">číselná </text:span><text:span text:style-name="T95">hodnota gradientu, ale pouze </text:span><text:span text:style-name="T97">základní informace ve formě sgn eij e {-1, 0, 1}. Kde -1 a 1 určují směr gradientu a 0 značí, </text:span><text:span text:style-name="T104">ž</text:span><text:span text:style-name="T97">e barva sousedních polí je shodná, čili není zde hran.</text:span></text:p>
      <text:p text:style-name="P8"><text:span text:style-name="T97">Detekční algoritmus je velmi podobný detekčnímu algoritmu pro Uniform </text:span><text:soft-page-break/><text:span text:style-name="T97">marker fields. Rozdíl je pouze v posledním kroku, kde je nutné správně klasifikovat hrany </text:span><text:span text:style-name="T98">a následné detekce markeru v rámci celého pole.</text:span></text:p>
      <text:h text:style-name="P97" text:outline-level="1">Detekce <text:span text:style-name="T112">Uniform </text:span>marker fields na válc<text:span text:style-name="T75">i</text:span></text:h>
      <text:p text:style-name="P92"><text:span text:style-name="T42">V této kapitole se konečně dostáváme k hlavnímu tématu práce. Cílem je detekování Uniform marker fields a jeho šedotónové varianty na válci. Vstupem detekčního algoritmu je tedy obraz s válcem, který má na svém plášti natisknutý marker field. Výstupem tohoto algoritmu je detekovaný marker, respektive podoblast, na povrchu válce. Výsledný algoritmus </text:span><text:span text:style-name="T43">by měl pracovat jako</text:span><text:span text:style-name="T42"> rozšířením stávajícího </text:span><text:span text:style-name="T43">detekčního algoritmu. </text:span></text:p>
      <text:p text:style-name="P54"><text:span text:style-name="T44">Detekce markeru na na válci představuje výzvu i z toho důvodu, že během studia teorie </text:span><text:span text:style-name="T45">nebyla objevena jediná zmínka o tom, že by se o podobnou věc už někdo dříve pokoušel. Všechny dosud představené detekční algoritmy předpokládali planární plochu markeru. </text:span><text:span text:style-name="T63">V praxi by se mohly takové markery detekovat na sloupech nebo na potrubí.</text:span></text:p>
      <text:h text:style-name="P105" text:outline-level="2">Základní úvahy</text:h>
      <text:p text:style-name="P54"><text:span text:style-name="T45">Nejprve bude zmíněno několik základních úvah, které </text:span><text:span text:style-name="T56">byly využity</text:span><text:span text:style-name="T46"> </text:span><text:span text:style-name="T56">k vytvoření</text:span><text:span text:style-name="T46"> finálnímu řešení.</text:span></text:p>
      <text:p text:style-name="P37"/>
      <text:p text:style-name="P37"/>
      <text:p text:style-name="P55"><text:span text:style-name="T46">Deformace kružnice </text:span><text:span text:style-name="T48">ve 3D</text:span></text:p>
      <text:p text:style-name="P56"><text:span text:style-name="T46">Předpokládejme že ve 3D prostoru existuje rovina r1 kružnici k, která této rovně náleží. <text:s/>Dále existuje rovinu r2, do které budeme promítat kružnici k. Budou-li se postupně měnit úhly mezi rovinami od 0 do 90. </text:span><text:span text:style-name="T47">Dostáváme tyto možnosti. Při 90</text:span><text:span text:style-name="T48">° získáme shodný obraz kružnice </text:span><text:span text:style-name="T52">(respektive elipsu, která má obě poloosy stejně dlouhé)</text:span><text:span text:style-name="T48">, zmenšuje-li se postupně úhel získáváme elipsu jejíž vedlejší poloosa se postupně zkracuje, ale hlavní polo</text:span><text:span text:style-name="T49">o</text:span><text:span text:style-name="T48">sa zůstává </text:span><text:span text:style-name="T57">vždy</text:span><text:span text:style-name="T48"> stejně dlouhá. Při 0° je nulová, čili dostaneme </text:span><text:span text:style-name="T57">pouze </text:span><text:span text:style-name="T48">úsečku.</text:span></text:p>
      <text:p text:style-name="P38">Deformace válce v perspektivní projekci</text:p>
      <text:p text:style-name="P57"><text:span text:style-name="T48">Válec se </text:span><text:span text:style-name="T50">v </text:span><text:span text:style-name="T48">perspektivní projekci se transformuje na kužel s vrcholem v nekonečnu. </text:span><text:span text:style-name="T50">Nyní předkládejme válec, který je v pravidelných intervalech rozseknut rovnoběžnými rovinami, které jsou zároveň rovnoběžné s jeho podstavou.</text:span><text:span text:style-name="T48"> </text:span><text:span text:style-name="T50">Nyní, podobně jako u příkladu kružnice, natáčíme válec vůči pozorovateli v rozsahu 0° až 90°. Vše je zobrazeno v perspektivní projekci. </text:span></text:p>
      <text:p text:style-name="P39">OBRAZEK</text:p>
      <text:p text:style-name="P40">Válec s červeně vyznačenými průsečíky rovin a svého pláště. Vlevo nahoře je zobrazen pohled z boku rovnoběžně s podstavou (0°) následují pohledy po intervalech cca 20° a poslední pohled je přímo shora kolmo na podstavu (90°). <text:s text:c="4"/></text:p>
      <text:p text:style-name="P41"/>
      <text:p text:style-name="P42">Je vidět, že ve shodě s předešlými úvahami, se kružnice transformují na elipsy podle úhlu pohledu a válec se transformuje na kužel, čili že hlavní poloosy elips se zmenšují směrem k vrcholu. <text:s text:c="2"/></text:p>
      <text:p text:style-name="P57"><text:span text:style-name="T51">Z předchozích úvah můžeme odvodit některé vlastnosti, které </text:span><text:span text:style-name="T52">musí takto </text:span><text:soft-page-break/><text:span text:style-name="T52">vzniklé elipsy splňovat </text:span><text:span text:style-name="T53">a které se budou hodit při jejich detekování a selektování. </text:span></text:p>
      <text:list xml:id="list1696181955" text:style-name="L9">
        <text:list-item>
          <text:p text:style-name="P90"><text:span text:style-name="T53">R</text:span><text:span text:style-name="T39">oviny, ve kter</text:span><text:span text:style-name="T53">ý</text:span><text:span text:style-name="T39">ch le</text:span><text:span text:style-name="T53">ží</text:span><text:span text:style-name="T39"> elipsy, jsou </text:span><text:span text:style-name="T40">vz</text:span><text:span text:style-name="T53">á</text:span><text:span text:style-name="T40">jem</text:span><text:span text:style-name="T53">ně</text:span><text:span text:style-name="T40"> </text:span><text:span text:style-name="T39">rovnob</text:span><text:span text:style-name="T53">ěžné. Toto je triviální a vychází to již předpokladu. Důležité však, je že s tohoto vyplývá </text:span><text:span text:style-name="T53">rovnoběžnost hlavních poloos elips.</text:span></text:p>
        </text:list-item>
        <text:list-item>
          <text:p text:style-name="P90"><text:span text:style-name="T53">Velikost</text:span><text:span text:style-name="T40"> </text:span><text:span text:style-name="T54">hlavních poloos </text:span><text:span text:style-name="T40">se line</text:span><text:span text:style-name="T54">á</text:span><text:span text:style-name="T40">rn</text:span><text:span text:style-name="T54">ě</text:span><text:span text:style-name="T40"> zmen</text:span><text:span text:style-name="T54">š</text:span><text:span text:style-name="T40">uje. </text:span><text:span text:style-name="T54">Z tohoto vyplývá, že známe-li pozici úběžníku a parametry jedné elipsy, jsme schopni z podobnosti trojúhelníků spočítat požadované velikosti hlavních poloos ostatních elips. </text:span></text:p>
        </text:list-item>
        <text:list-item>
          <text:p text:style-name="P82">Středy elips leží na jedné přímce, která protíná vrchol kužele. Toto vyplývá z teorie kuželoseček.</text:p>
        </text:list-item>
      </text:list>
      <text:h text:style-name="P106" text:outline-level="2"><text:span text:style-name="T58">Obecný postup</text:span><text:span text:style-name="T55"> detekce</text:span></text:h>
      <text:p text:style-name="P43">Detekční algoritmus vychází z představeného planárního algoritmu. Jednotlivé kroky tedy obecně zůstávají podobné. </text:p>
      <text:p text:style-name="P58"><text:span text:style-name="T58">Extrakce hranových bodů. Zde je potřeba výstup detekce modifikovat tak, by z nalezených bodů bylo možné určit parametry nejenom přímky, ale i elipsy kopírující pozici hrany šachovnice. </text:span><text:span text:style-name="T60">Proto se nepracuje pouze se dvěma nejkrajnějšími body, ale se všemi jako skupinou bodů.</text:span></text:p>
      <text:p text:style-name="P59"><text:span text:style-name="T59">Rozlišení elips a přímek. Namísto shlukování přímek, </text:span><text:span text:style-name="T60">je potřeba od sebe rozlišit </text:span><text:span text:style-name="T60">skupiny hranových bodů, které definují přímku a které definují elipsu.</text:span></text:p>
      <text:p text:style-name="P44">Výpočet úběžníku přímek. Spočte se pomocí původního algoritmu.</text:p>
      <text:p text:style-name="P44">Selekce korektních elips. Kvůli velkému počtu nesprávně detekovaných elips, je potřeba vytřídit ty korektní.</text:p>
      <text:p text:style-name="P44">Definice vějíře přímek a hranových elips. Zatím součástí zkoumání. Pravděpodobně pomocí metody shlukování elips a přímek.</text:p>
      <text:p text:style-name="P44">Lokalizace a dekódování modulů. Zde pravděpodobně půjde využít modifikovaný algoritmus podobný původnímu. Jediným rozdílem je, že se budou počítat průsečíky přímek a elips nikoli dvou přímek.</text:p>
      <text:list xml:id="list1803348993" text:style-name="L10">
        <text:list-item>
          <text:p text:style-name="P83"/>
        </text:list-item>
        <text:list-item>
          <text:p text:style-name="P83">podorobne popsat detekci ubezniku</text:p>
          <text:list>
            <text:list-item>
              <text:p text:style-name="P84">primky – edgely</text:p>
            </text:list-item>
            <text:list-item>
              <text:p text:style-name="P91"><text:span text:style-name="T38">bod pruniku v homegebich souradnicich, hleame prunik s hyperrovinou </text:span><text:span text:style-name="T41">kruh a leipsa</text:span></text:p>
            </text:list-item>
          </text:list>
        </text:list-item>
        <text:list-item>
          <text:p text:style-name="P85">hrany vytvari elipsy, ze který vidime vždy jen pulku</text:p>
        </text:list-item>
        <text:list-item>
          <text:p text:style-name="P85">elipsy vytvareji kuzel s vrcholem v ubezniku</text:p>
        </text:list-item>
        <text:list-item>
          <text:p text:style-name="P86">z vlastnosti kuzele vypliva</text:p>
          <text:list>
            <text:list-item>
              <text:p text:style-name="P87"/>
            </text:list-item>
          </text:list>
        </text:list-item>
      </text:list>
      <text:list xml:id="list945595116" text:style-name="L11">
        <text:list-item>
          <text:p text:style-name="P88">Zde budou moje úvahy a nápady</text:p>
        </text:list-item>
        <text:list-item>
          <text:p text:style-name="P88">teoretické poznatky a úvah<text:span text:style-name="T64">y</text:span></text:p>
        </text:list-item>
        <text:list-item>
          <text:p text:style-name="P88">náčtky ideálního řešení</text:p>
        </text:list-item>
        <text:list-item>
          <text:p text:style-name="P88"><text:soft-page-break/>matematické rovnice <text:s/>- elipsa – citace z barche</text:p>
        </text:list-item>
        <text:list-item>
          <text:p text:style-name="P88">požádat marka jestli bz mi neudělal 3D model</text:p>
        </text:list-item>
      </text:list>
      <text:h text:style-name="P100" text:outline-level="1">Závěr</text:h>
      <text:p text:style-name="P29">Cílem této práce je vytvoření aplikace, která bude detekovat Uniform marker fields na válci a bude schopna poskytovat veškerá data jako detekce na planárních površích.</text:p>
      <text:p text:style-name="P29">V současné době je aplikace vývoje a funkční jsou tyto kroky:</text:p>
      <text:p text:style-name="P29">Detekce a ukládání hran</text:p>
      <text:p text:style-name="P28"><text:span text:style-name="T111">D</text:span><text:span text:style-name="T110">etekce elips pomocí </text:span><text:span text:style-name="T111">algoritmu least square error fitting \cite[Fitzgibbon99]</text:span></text:p>
      <text:p text:style-name="P35">Selekce korektních elips pomocí algoritmu RANSAC \cite[Zuliani08b]</text:p>
      <text:p text:style-name="P35">Následující práce bude zaměřena na dokončení programu, jeho testování a ladění.</text:p>
      <text:p text:style-name="P35"/>
      <text:p text:style-name="P89">Uniform marker fields, Grayscale marker fields, Rozšířená realita, Marker, Detekce, Válec</text:p>
      <text:p text:style-name="P89"/>
      <text:p text:style-name="P89">Tato práce se zabývá rozšířením detekce Uniform marker fields na válci. Na úvod pojednává rozšířené realitě se zaměřením na systémy využívající markery. Diskutuje současné state-of-the-art systémy a jejich možnosti. <text:s/>Poté se podrobněji zabývá speciálním typem markerů Uniform marker fields se zaměřením na detekci. <text:s/>Zmiňuje i jejich variantu pracující s odstíny šedi. Hlavní částí je potom samotný postup detekce na válci, kde jsou uvedeny, základní úvahy a postupy detekce.</text:p>
      <text:p text:style-name="P89"/>
      <text:p text:style-name="P36"><text:span text:style-name="T113">This work presents a new extension of Uniform marker fields detection, which is able to detect marker fields on the cilinder. </text:span><text:span text:style-name="T114">First part of the text deals with Augmented reality with focusing on system using markers. It discusses the actual state-of-the-art systems and its possibilities. After that it focuses more deeply on the special marker systém Uniform marker field and its grayscale variant. The most space is dedicated the description of detection algorithm. The main part of the work deals with detection of Uniform marker fields on the cylinder, where are described the main ideas and procedures of the new algorith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s" fo:country="CZ"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ackground-color="transparent" style:shadow="none" text:number-lines="true" text:line-number="1">
        <style:tab-stops/>
        <style:drop-cap/>
        <style:background-image/>
      </style:paragraph-properties>
      <style:text-properties style:font-name="DejaVu Sans"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shadow="none">
        <style:tab-stops/>
        <style:background-image/>
      </style:paragraph-properties>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4T20:26:07.20</meta:creation-date>
    <dc:date>2013-01-08T15:53:17</dc:date>
    <meta:editing-duration>P1DT3H10M27S</meta:editing-duration>
    <meta:editing-cycles>49</meta:editing-cycles>
    <meta:generator>LibreOffice/3.6$Linux_X86_64 LibreOffice_project/360m1$Build-3</meta:generator>
    <meta:document-statistic meta:table-count="0" meta:image-count="0" meta:object-count="0" meta:page-count="10" meta:paragraph-count="138" meta:word-count="3617" meta:character-count="24625" meta:non-whitespace-character-count="21160"/>
  </office:meta>
</office:document-meta>
</file>